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7" style:family="table-cell" style:parent-style-name="Default" style:data-style-name="N0"/>
    <style:style style:name="ce8" style:family="table-cell" style:parent-style-name="Default" style:data-style-name="N36"/>
    <style:style style:name="ce9" style:family="table-cell" style:parent-style-name="Default" style:data-style-name="N36">
      <style:table-cell-properties fo:background-color="transparent"/>
    </style:style>
    <style:style style:name="ce10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11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12" style:family="table-cell" style:parent-style-name="Default" style:data-style-name="N0">
      <style:table-cell-properties fo:background-color="transparent"/>
    </style:style>
    <style:style style:name="ce13" style:family="table-cell" style:parent-style-name="Default" style:data-style-name="N0">
      <style:table-cell-properties fo:background-color="#FFFF00"/>
    </style:style>
    <style:style style:name="ce14" style:family="table-cell" style:parent-style-name="Default" style:data-style-name="N0">
      <style:table-cell-properties style:vertical-align="automatic" fo:background-color="#D4EA6B" style:repeat-content="false"/>
      <style:paragraph-properties fo:text-align="end" fo:margin-right="0cm"/>
    </style:style>
    <style:style style:name="ce15" style:family="table-cell" style:parent-style-name="Default" style:data-style-name="N0">
      <style:table-cell-properties style:vertical-align="automatic" fo:wrap-option="wrap" fo:background-color="transparent"/>
    </style:style>
    <style:style style:name="ce16" style:family="table-cell" style:parent-style-name="Default" style:data-style-name="N0">
      <style:table-cell-properties style:vertical-align="automatic" fo:wrap-option="wrap"/>
    </style:style>
    <style:style style:name="ce17" style:family="table-cell" style:parent-style-name="Default" style:data-style-name="N0">
      <style:table-cell-properties style:vertical-align="automatic" fo:background-color="transparent" style:repeat-content="false"/>
      <style:paragraph-properties fo:text-align="end" fo:margin-right="0cm"/>
    </style:style>
    <style:style style:name="ce18" style:family="table-cell" style:parent-style-name="Default" style:data-style-name="N0">
      <style:table-cell-properties style:vertical-align="automatic" fo:background-color="#FFFF00" style:repeat-content="false"/>
      <style:paragraph-properties fo:text-align="end" fo:margin-right="0cm"/>
      <style:text-properties fo:color="#C9211E"/>
    </style:style>
    <style:style style:name="ce19" style:family="table-cell" style:parent-style-name="Default" style:data-style-name="N0">
      <style:text-properties fo:color="#C9211E"/>
    </style:style>
    <style:style style:name="ce20" style:family="table-cell" style:parent-style-name="Default" style:data-style-name="N0">
      <style:table-cell-properties style:vertical-align="automatic" fo:background-color="#FFFF00" style:repeat-content="false"/>
      <style:paragraph-properties fo:text-align="end" fo:margin-right="0cm"/>
    </style:style>
    <style:style style:name="ce21" style:family="table-cell" style:parent-style-name="Default" style:data-style-name="N0">
      <style:table-cell-properties style:vertical-align="automatic" fo:background-color="#FFFF00" style:repeat-content="false"/>
      <style:paragraph-properties fo:text-align="center"/>
    </style:style>
    <style:style style:name="ce22" style:family="table-cell" style:parent-style-name="Default" style:data-style-name="N0">
      <style:text-properties fo:color="#81D41A"/>
    </style:style>
    <style:style style:name="ce23" style:family="table-cell" style:parent-style-name="Default" style:data-style-name="N0">
      <style:text-properties fo:color="#92D050"/>
    </style:style>
    <style:style style:name="ce24" style:family="table-cell" style:parent-style-name="Default" style:data-style-name="N0">
      <style:text-properties fo:color="#70AD47"/>
    </style:style>
    <style:style style:name="ce25" style:family="table-cell" style:parent-style-name="Default" style:data-style-name="N0">
      <style:table-cell-properties style:vertical-align="automatic" fo:background-color="#FFFF00" style:repeat-content="false"/>
      <style:paragraph-properties fo:text-align="end" fo:margin-right="0cm"/>
      <style:text-properties fo:color="#FF0000"/>
    </style:style>
    <style:style style:name="ce26" style:family="table-cell" style:parent-style-name="Default" style:data-style-name="N0">
      <style:text-properties fo:color="#000000"/>
    </style:style>
    <style:style style:name="T1" style:family="text" style:parent-style-name="Default">
      <style:text-properties fo:color="#000000" style:text-line-through-style="none" style:font-name="Liberation Sans1" style:font-name-asian="Liberation Sans1" style:font-name-complex="Liberation Sans1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1" style:font-name-asian="Liberation Sans1" style:font-name-complex="Liberation Sans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7.223125cm"/>
    </style:style>
    <style:style style:name="co3" style:family="table-column">
      <style:table-column-properties fo:break-before="auto" style:column-width="8.5725cm"/>
    </style:style>
    <style:style style:name="co4" style:family="table-column">
      <style:table-column-properties fo:break-before="auto" style:column-width="2.69875cm"/>
    </style:style>
    <style:style style:name="co5" style:family="table-column">
      <style:table-column-properties fo:break-before="auto" style:column-width="1.00541666666667cm"/>
    </style:style>
    <style:style style:name="co6" style:family="table-column">
      <style:table-column-properties fo:break-before="auto" style:column-width="1.69333333333333cm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BC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column table:style-name="co5" table:default-cell-style-name="ce1"/>
        <table:table-column table:style-name="co1" table:number-columns-repeated="2" table:default-cell-style-name="ce10"/>
        <table:table-column table:style-name="co1" table:number-columns-repeated="1018" table:default-cell-style-name="ce1"/>
        <table:table-column table:style-name="co6" table:number-columns-repeated="15357" table:default-cell-style-name="ce1"/>
        <table:table-row table:style-name="ro1">
          <table:table-cell office:value-type="string" table:style-name="ce2">
            <text:p>module</text:p>
          </table:table-cell>
          <table:table-cell office:value-type="string" table:style-name="ce3">
            <text:p>Qty</text:p>
          </table:table-cell>
          <table:table-cell office:value-type="string" table:style-name="ce2">
            <text:p>Type</text:p>
          </table:table-cell>
          <table:table-cell office:value-type="string" table:style-name="ce2">
            <text:p>Description/Note</text:p>
          </table:table-cell>
          <table:table-cell office:value-type="string" table:style-name="ce4">
            <text:p>Cena/ks</text:p>
          </table:table-cell>
          <table:table-cell office:value-type="string" table:style-name="ce4">
            <text:p>Cena/pol</text:p>
          </table:table-cell>
          <table:table-cell table:style-name="ce4"/>
          <table:table-cell office:value-type="string" table:style-name="ce4">
            <text:p>Stock 12/23</text:p>
          </table:table-cell>
          <table:table-cell office:value-type="string" table:style-name="ce4">
            <text:p>Missing</text:p>
          </table:table-cell>
          <table:table-cell table:style-name="ce5"/>
          <table:table-cell office:value-type="string" table:style-name="ce2">
            <text:p>Link</text:p>
          </table:table-cell>
          <table:table-cell table:style-name="ce2"/>
          <table:table-cell table:number-columns-repeated="16372"/>
        </table:table-row>
        <table:table-row table:style-name="ro2">
          <table:table-cell office:value-type="string" table:style-name="ce1">
            <text:p>Main</text:p>
          </table:table-cell>
          <table:table-cell office:value-type="float" office:value="1" table:style-name="ce6">
            <text:p>1</text:p>
          </table:table-cell>
          <table:table-cell office:value-type="string" table:style-name="ce7">
            <text:p>W65C<text:span text:style-name="T2">816</text:span>S6TQG-14</text:p>
          </table:table-cell>
          <table:table-cell office:value-type="string" table:style-name="ce1">
            <text:p>cpu 16-bit</text:p>
          </table:table-cell>
          <table:table-cell office:value-type="currency" office:value="274" table:style-name="ce8">
            <text:p>274.00 Kč</text:p>
          </table:table-cell>
          <table:table-cell office:value-type="currency" office:value="274" table:formula="of:=[.E2]*[.B2]" table:style-name="ce9">
            <text:p>274.00 Kč</text:p>
          </table:table-cell>
          <table:table-cell table:style-name="ce9"/>
          <table:table-cell office:value-type="float" office:value="1" table:style-name="ce10">
            <text:p>1</text:p>
          </table:table-cell>
          <table:table-cell office:value-type="float" office:value="0" table:formula="of:=IF([.B2]-[.H2]&lt;0;0;[.B2]-[.H2])" table:style-name="ce10">
            <text:p>0</text:p>
          </table:table-cell>
          <table:table-cell table:style-name="ce1"/>
          <table:table-cell office:value-type="string" table:style-name="ce1">
            <text:p><text:a xlink:href="https://cz.mouser.com/ProductDetail/Western-Design-Center-WDC/W65C816S6TQG-14?qs=9lcNTSmDlCpDFNJ8GRf7eQ%3D%3D">https://cz.mouser.com/ProductDetail/Western-Design-Center-WDC/W65C816S6TQG-14?qs=9lcNTSmDlCpDFNJ8GRf7eQ%3D%3D</text:a>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Main</text:p>
          </table:table-cell>
          <table:table-cell office:value-type="float" office:value="1" table:style-name="ce11">
            <text:p>1</text:p>
          </table:table-cell>
          <table:table-cell office:value-type="string" table:style-name="ce12">
            <text:p>ICE40HX4K-TQ144</text:p>
          </table:table-cell>
          <table:table-cell office:value-type="string" table:style-name="ce12">
            <text:p>FPGA for NORA</text:p>
          </table:table-cell>
          <table:table-cell office:value-type="currency" office:value="211" table:style-name="ce8">
            <text:p>211.00 Kč</text:p>
          </table:table-cell>
          <table:table-cell office:value-type="currency" office:value="211" table:formula="of:=[.E3]*[.B3]" table:style-name="ce9">
            <text:p>211.00 Kč</text:p>
          </table:table-cell>
          <table:table-cell table:style-name="ce9"/>
          <table:table-cell office:value-type="float" office:value="2" table:style-name="ce10">
            <text:p>2</text:p>
          </table:table-cell>
          <table:table-cell office:value-type="float" office:value="0" table:formula="of:=IF([.B3]-[.H3]&lt;0;0;[.B3]-[.H3])" table:style-name="ce10">
            <text:p>0</text:p>
          </table:table-cell>
          <table:table-cell table:style-name="ce1"/>
          <table:table-cell office:value-type="string" table:style-name="ce1">
            <text:p><text:a xlink:href="https://cz.mouser.com/ProductDetail/Lattice/iCE40HX4K-TQ144?qs=F9A14TELRMvGNTZXkNDuOw%3D%3D">https://cz.mouser.com/ProductDetail/Lattice/iCE40HX4K-TQ144?qs=F9A14TELRMvGNTZXkNDuOw%3D%3D</text:a>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Main</text:p>
          </table:table-cell>
          <table:table-cell office:value-type="float" office:value="1" table:style-name="ce11">
            <text:p>1</text:p>
          </table:table-cell>
          <table:table-cell office:value-type="string" table:style-name="ce12">
            <text:p>IS61WV20488FBLL-10TLI</text:p>
          </table:table-cell>
          <table:table-cell office:value-type="string" table:style-name="ce12">
            <text:p>2Mx8 SRAM</text:p>
          </table:table-cell>
          <table:table-cell office:value-type="currency" office:value="290" table:style-name="ce8">
            <text:p>290.00 Kč</text:p>
          </table:table-cell>
          <table:table-cell office:value-type="currency" office:value="290" table:formula="of:=[.E4]*[.B4]" table:style-name="ce9">
            <text:p>290.00 Kč</text:p>
          </table:table-cell>
          <table:table-cell table:style-name="ce9"/>
          <table:table-cell office:value-type="float" office:value="1" table:style-name="ce10">
            <text:p>1</text:p>
          </table:table-cell>
          <table:table-cell office:value-type="float" office:value="0" table:formula="of:=IF([.B4]-[.H4]&lt;0;0;[.B4]-[.H4])" table:style-name="ce10">
            <text:p>0</text:p>
          </table:table-cell>
          <table:table-cell table:style-name="ce1"/>
          <table:table-cell office:value-type="string" table:style-name="ce1">
            <text:p><text:a xlink:href="https://cz.mouser.com/ProductDetail/ISSI/IS61WV20488FBLL-10TLI?qs=l7cgNqFNU1hrNZYLU3MwTg%3D%3D">https://cz.mouser.com/ProductDetail/ISSI/IS61WV20488FBLL-10TLI?qs=l7cgNqFNU1hrNZYLU3MwTg%3D%3D</text:a>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Main</text:p>
          </table:table-cell>
          <table:table-cell office:value-type="float" office:value="1" table:style-name="ce11">
            <text:p>1</text:p>
          </table:table-cell>
          <table:table-cell office:value-type="string" table:style-name="ce13">
            <text:p>W25Q128JVSIQ</text:p>
          </table:table-cell>
          <table:table-cell office:value-type="string" table:style-name="ce1">
            <text:p>SPI-Flash 128Mbit (16MB)</text:p>
          </table:table-cell>
          <table:table-cell office:value-type="currency" office:value="41" table:style-name="ce8">
            <text:p>41.00 Kč</text:p>
          </table:table-cell>
          <table:table-cell office:value-type="currency" office:value="41" table:formula="of:=[.E5]*[.B5]" table:style-name="ce9">
            <text:p>41.00 Kč</text:p>
          </table:table-cell>
          <table:table-cell table:style-name="ce9"/>
          <table:table-cell office:value-type="float" office:value="0" table:style-name="ce10">
            <text:p>0</text:p>
          </table:table-cell>
          <table:table-cell office:value-type="float" office:value="1" table:formula="of:=IF([.B5]-[.H5]&lt;0;0;[.B5]-[.H5])" table:style-name="ce14">
            <text:p>1</text:p>
          </table:table-cell>
          <table:table-cell table:style-name="ce1"/>
          <table:table-cell office:value-type="string" table:style-name="ce1">
            <text:p>https://eu.mouser.com/ProductDetail/Winbond/W25Q128JVSIQ-TR?qs=qSfuJ%252Bfl%2Fd7vTyLA9kNdGw%3D%3D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2">
            <text:p>VABO</text:p>
          </table:table-cell>
          <table:table-cell office:value-type="float" office:value="2" table:style-name="ce11">
            <text:p>2</text:p>
          </table:table-cell>
          <table:table-cell office:value-type="string" table:style-name="ce13">
            <text:p>W25Q16JVSNIQ</text:p>
          </table:table-cell>
          <table:table-cell office:value-type="string" table:style-name="ce1">
            <text:p>SPI-Flash 16Mbit (2MB)</text:p>
          </table:table-cell>
          <table:table-cell office:value-type="currency" office:value="12" table:style-name="ce8">
            <text:p>12.00 Kč</text:p>
          </table:table-cell>
          <table:table-cell office:value-type="currency" office:value="24" table:formula="of:=[.E6]*[.B6]" table:style-name="ce9">
            <text:p>24.00 Kč</text:p>
          </table:table-cell>
          <table:table-cell table:style-name="ce9"/>
          <table:table-cell office:value-type="float" office:value="3" table:style-name="ce10">
            <text:p>3</text:p>
          </table:table-cell>
          <table:table-cell office:value-type="float" office:value="0" table:formula="of:=IF([.B6]-[.H6]&lt;0;0;[.B6]-[.H6])" table:style-name="ce10">
            <text:p>0</text:p>
          </table:table-cell>
          <table:table-cell table:style-name="ce1"/>
          <table:table-cell office:value-type="string" table:style-name="ce1">
            <text:p><text:a xlink:href="https://cz.mouser.com/ProductDetail/Winbond/W25Q16JVSNIQ?qs=qSfuJ%252Bfl%2Fd5tzEnNt99V4A%3D%3D">https://cz.mouser.com/ProductDetail/Winbond/W25Q16JVSNIQ?qs=qSfuJ%252Bfl%2Fd5tzEnNt99V4A%3D%3D</text:a></text:p>
          </table:table-cell>
          <table:table-cell table:number-columns-repeated="16373" table:style-name="ce1"/>
        </table:table-row>
        <table:table-row table:style-name="ro1">
          <table:table-cell table:style-name="ce12"/>
          <table:table-cell table:style-name="ce11"/>
          <table:table-cell office:value-type="string" table:style-name="ce13">
            <text:p>W25Q512JVFIQ</text:p>
          </table:table-cell>
          <table:table-cell office:value-type="string" table:style-name="ce1">
            <text:p>SPI-Flash 512Mbit (64MB) in SOIC-16-300mil</text:p>
          </table:table-cell>
          <table:table-cell office:value-type="currency" office:value="141" table:style-name="ce8">
            <text:p>141.00 Kč</text:p>
          </table:table-cell>
          <table:table-cell office:value-type="currency" office:value="0" table:formula="of:=[.E7]*[.B7]" table:style-name="ce9">
            <text:p>0.00 Kč</text:p>
          </table:table-cell>
          <table:table-cell table:style-name="ce9"/>
          <table:table-cell office:value-type="float" office:value="0" table:style-name="ce10">
            <text:p>0</text:p>
          </table:table-cell>
          <table:table-cell office:value-type="float" office:value="0" table:formula="of:=IF([.B7]-[.H7]&lt;0;0;[.B7]-[.H7])" table:style-name="ce10">
            <text:p>0</text:p>
          </table:table-cell>
          <table:table-cell table:style-name="ce1"/>
          <table:table-cell office:value-type="string" table:style-name="ce1">
            <text:p><text:a xlink:href="https://cz.mouser.com/ProductDetail/Winbond/W25Q512JVFIQ?qs=l7cgNqFNU1heFREGHhA6IQ%3D%3D">https://cz.mouser.com/ProductDetail/Winbond/W25Q512JVFIQ?qs=l7cgNqFNU1heFREGHhA6IQ%3D%3D</text:a>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Main</text:p>
          </table:table-cell>
          <table:table-cell office:value-type="float" office:value="1" table:style-name="ce11">
            <text:p>1</text:p>
          </table:table-cell>
          <table:table-cell office:value-type="string" table:style-name="ce1">
            <text:p>MCP7940N-I/SN</text:p>
          </table:table-cell>
          <table:table-cell office:value-type="string" table:style-name="ce1">
            <text:p>RTC</text:p>
          </table:table-cell>
          <table:table-cell office:value-type="currency" office:value="21" table:style-name="ce8">
            <text:p>21.00 Kč</text:p>
          </table:table-cell>
          <table:table-cell office:value-type="currency" office:value="21" table:formula="of:=[.E8]*[.B8]" table:style-name="ce9">
            <text:p>21.00 Kč</text:p>
          </table:table-cell>
          <table:table-cell table:style-name="ce9"/>
          <table:table-cell office:value-type="float" office:value="2" table:style-name="ce10">
            <text:p>2</text:p>
          </table:table-cell>
          <table:table-cell office:value-type="float" office:value="0" table:formula="of:=IF([.B8]-[.H8]&lt;0;0;[.B8]-[.H8])" table:style-name="ce10">
            <text:p>0</text:p>
          </table:table-cell>
          <table:table-cell table:style-name="ce1"/>
          <table:table-cell office:value-type="string" table:style-name="ce1">
            <text:p><text:a xlink:href="https://cz.mouser.com/ProductDetail/Microchip-Technology-Atmel/MCP7940N-I-SN?qs=o%2FJGMiCJeCOTsMP4nrR5Uw%3D%3D">https://cz.mouser.com/ProductDetail/Microchip-Technology-Atmel/MCP7940N-I-SN?qs=o%2FJGMiCJeCOTsMP4nrR5Uw%3D%3D</text:a>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2">
            <text:p>Main</text:p>
          </table:table-cell>
          <table:table-cell office:value-type="float" office:value="1" table:style-name="ce11">
            <text:p>1</text:p>
          </table:table-cell>
          <table:table-cell office:value-type="string" table:style-name="ce15">
            <text:p>FT2232HL</text:p>
          </table:table-cell>
          <table:table-cell office:value-type="string" table:style-name="ce15">
            <text:p>FTDI (LQFP64)</text:p>
          </table:table-cell>
          <table:table-cell office:value-type="currency" office:value="173" table:style-name="ce9">
            <text:p>173.00 Kč</text:p>
          </table:table-cell>
          <table:table-cell office:value-type="currency" office:value="173" table:formula="of:=[.E9]*[.B9]" table:style-name="ce9">
            <text:p>173.00 Kč</text:p>
          </table:table-cell>
          <table:table-cell table:style-name="ce9"/>
          <table:table-cell office:value-type="float" office:value="1" table:style-name="ce10">
            <text:p>1</text:p>
          </table:table-cell>
          <table:table-cell office:value-type="float" office:value="0" table:formula="of:=IF([.B9]-[.H9]&lt;0;0;[.B9]-[.H9])" table:style-name="ce10">
            <text:p>0</text:p>
          </table:table-cell>
          <table:table-cell table:style-name="ce1"/>
          <table:table-cell office:value-type="string" table:style-name="ce12">
            <text:p><text:a xlink:href="https://cz.farnell.com/ftdi/ft2232hl-r/usb-uart-fifo-2232-dual-64lqfp/dp/1697461?st=ft2232hl">https://cz.farnell.com/ftdi/ft2232hl-r/usb-uart-fifo-2232-dual-64lqfp/dp/1697461?st=ft2232hl</text:a></text:p>
          </table:table-cell>
          <table:table-cell table:style-name="ce12"/>
          <table:table-cell table:number-columns-repeated="16372"/>
        </table:table-row>
        <table:table-row table:style-name="ro1">
          <table:table-cell office:value-type="string" table:style-name="ce1">
            <text:p>Main</text:p>
          </table:table-cell>
          <table:table-cell office:value-type="float" office:value="1" table:style-name="ce11">
            <text:p>1</text:p>
          </table:table-cell>
          <table:table-cell office:value-type="string" table:style-name="ce16">
            <text:p>SG5032CAN 12.000000M-TJGA0</text:p>
          </table:table-cell>
          <table:table-cell office:value-type="string" table:style-name="ce16">
            <text:p>oscillator 12M</text:p>
          </table:table-cell>
          <table:table-cell office:value-type="currency" office:value="29" table:style-name="ce8">
            <text:p>29.00 Kč</text:p>
          </table:table-cell>
          <table:table-cell office:value-type="currency" office:value="29" table:formula="of:=[.E10]*[.B10]" table:style-name="ce8">
            <text:p>29.00 Kč</text:p>
          </table:table-cell>
          <table:table-cell table:style-name="ce8"/>
          <table:table-cell office:value-type="float" office:value="1" table:style-name="ce10">
            <text:p>1</text:p>
          </table:table-cell>
          <table:table-cell office:value-type="float" office:value="0" table:formula="of:=IF([.B10]-[.H10]&lt;0;0;[.B10]-[.H10])" table:style-name="ce10">
            <text:p>0</text:p>
          </table:table-cell>
          <table:table-cell table:style-name="ce1"/>
          <table:table-cell office:value-type="string" table:style-name="ce1">
            <text:p><text:a xlink:href="https://cz.mouser.com/ProductDetail/Epson-Timing/SG5032CAN-12.000000M-TJGA0?qs=MyNHzdoqoQL%2FitGWgEd%2F5A%3D%3D">https://cz.mouser.com/ProductDetail/Epson-Timing/SG5032CAN-12.000000M-TJGA0?qs=MyNHzdoqoQL%2FitGWgEd%2F5A%3D%3D</text:a>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Main</text:p>
          </table:table-cell>
          <table:table-cell office:value-type="float" office:value="2" table:style-name="ce11">
            <text:p>2</text:p>
          </table:table-cell>
          <table:table-cell office:value-type="string" table:style-name="ce1">
            <text:p>5749180-1</text:p>
          </table:table-cell>
          <table:table-cell office:value-type="string" table:style-name="ce1">
            <text:p>Minidin-6 for PS/2</text:p>
          </table:table-cell>
          <table:table-cell office:value-type="currency" office:value="49" table:style-name="ce8">
            <text:p>49.00 Kč</text:p>
          </table:table-cell>
          <table:table-cell office:value-type="currency" office:value="98" table:formula="of:=[.E11]*[.B11]" table:style-name="ce8">
            <text:p>98.00 Kč</text:p>
          </table:table-cell>
          <table:table-cell table:style-name="ce8"/>
          <table:table-cell office:value-type="float" office:value="3" table:style-name="ce10">
            <text:p>3</text:p>
          </table:table-cell>
          <table:table-cell office:value-type="float" office:value="0" table:formula="of:=IF([.B11]-[.H11]&lt;0;0;[.B11]-[.H11])" table:style-name="ce10">
            <text:p>0</text:p>
          </table:table-cell>
          <table:table-cell table:style-name="ce1"/>
          <table:table-cell office:value-type="string" table:style-name="ce1">
            <text:p><text:a xlink:href="https://cz.mouser.com/ProductDetail/TE-Connectivity/5749180-1?qs=XlZqES4cpWZV2xh%2FjR2Ukw%3D%3D">https://cz.mouser.com/ProductDetail/TE-Connectivity/5749180-1?qs=XlZqES4cpWZV2xh%2FjR2Ukw%3D%3D</text:a>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Main</text:p>
          </table:table-cell>
          <table:table-cell office:value-type="float" office:value="1" table:style-name="ce11">
            <text:p>1</text:p>
          </table:table-cell>
          <table:table-cell office:value-type="string" table:style-name="ce1">
            <text:p>USB4085-GF-A</text:p>
          </table:table-cell>
          <table:table-cell office:value-type="string" table:style-name="ce1">
            <text:p>Usb-c</text:p>
          </table:table-cell>
          <table:table-cell office:value-type="currency" office:value="22" table:style-name="ce8">
            <text:p>22.00 Kč</text:p>
          </table:table-cell>
          <table:table-cell office:value-type="currency" office:value="22" table:formula="of:=[.E12]*[.B12]" table:style-name="ce8">
            <text:p>22.00 Kč</text:p>
          </table:table-cell>
          <table:table-cell table:style-name="ce8"/>
          <table:table-cell office:value-type="float" office:value="1" table:style-name="ce17">
            <text:p>1</text:p>
          </table:table-cell>
          <table:table-cell office:value-type="float" office:value="0" table:formula="of:=IF([.B12]-[.H12]&lt;0;0;[.B12]-[.H12])" table:style-name="ce10">
            <text:p>0</text:p>
          </table:table-cell>
          <table:table-cell table:style-name="ce1"/>
          <table:table-cell office:value-type="string" table:style-name="ce1">
            <text:p><text:a xlink:href="https://cz.mouser.com/ProductDetail/GCT/USB4085-GF-A?qs=KUoIvG%2F9Ilba1bQOahfWjw%3D%3D">https://cz.mouser.com/ProductDetail/GCT/USB4085-GF-A?qs=KUoIvG%2F9Ilba1bQOahfWjw%3D%3D</text:a>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Main</text:p>
          </table:table-cell>
          <table:table-cell office:value-type="float" office:value="8" table:style-name="ce11">
            <text:p>8</text:p>
          </table:table-cell>
          <table:table-cell office:value-type="string" table:style-name="ce1">
            <text:p>GBK160808T-221Y-N</text:p>
          </table:table-cell>
          <table:table-cell office:value-type="string" table:style-name="ce1">
            <text:p>ferrite bead</text:p>
          </table:table-cell>
          <table:table-cell office:value-type="currency" office:value="0.24" table:style-name="ce8">
            <text:p>0.24 Kč</text:p>
          </table:table-cell>
          <table:table-cell office:value-type="currency" office:value="1.92" table:formula="of:=[.E13]*[.B13]" table:style-name="ce8">
            <text:p>1.92 Kč</text:p>
          </table:table-cell>
          <table:table-cell table:style-name="ce8"/>
          <table:table-cell office:value-type="float" office:value="20" table:style-name="ce10">
            <text:p>20</text:p>
          </table:table-cell>
          <table:table-cell office:value-type="float" office:value="0" table:formula="of:=IF([.B13]-[.H13]&lt;0;0;[.B13]-[.H13])" table:style-name="ce10">
            <text:p>0</text:p>
          </table:table-cell>
          <table:table-cell table:style-name="ce1"/>
          <table:table-cell office:value-type="string" table:style-name="ce1">
            <text:p><text:a xlink:href="https://cz.mouser.com/ProductDetail/Pulse-Electronics/GBK160808T-221Y-N?qs=j%252B1pi9TdxUbKNI%252BrSL0iyA%3D%3D">https://cz.mouser.com/ProductDetail/Pulse-Electronics/GBK160808T-221Y-N?qs=j%252B1pi9TdxUbKNI%252BrSL0iyA%3D%3D</text:a>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Main</text:p>
          </table:table-cell>
          <table:table-cell office:value-type="float" office:value="2" table:style-name="ce11">
            <text:p>2</text:p>
          </table:table-cell>
          <table:table-cell office:value-type="string" table:style-name="ce1">
            <text:p>SN74LVC2G17DBVR</text:p>
          </table:table-cell>
          <table:table-cell office:value-type="string" table:style-name="ce1">
            <text:p>driver</text:p>
          </table:table-cell>
          <table:table-cell office:value-type="currency" office:value="10" table:style-name="ce8">
            <text:p>10.00 Kč</text:p>
          </table:table-cell>
          <table:table-cell office:value-type="currency" office:value="20" table:formula="of:=[.E14]*[.B14]" table:style-name="ce8">
            <text:p>20.00 Kč</text:p>
          </table:table-cell>
          <table:table-cell table:style-name="ce8"/>
          <table:table-cell office:value-type="float" office:value="3" table:style-name="ce10">
            <text:p>3</text:p>
          </table:table-cell>
          <table:table-cell office:value-type="float" office:value="0" table:formula="of:=IF([.B14]-[.H14]&lt;0;0;[.B14]-[.H14])" table:style-name="ce10">
            <text:p>0</text:p>
          </table:table-cell>
          <table:table-cell table:style-name="ce1"/>
          <table:table-cell office:value-type="string" table:style-name="ce1">
            <text:p><text:a xlink:href="https://cz.mouser.com/ProductDetail/Texas-Instruments/SN74LVC2G17DBVR?qs=X1HXWTtiZ0RnstCufGEJxQ%3D%3D">https://cz.mouser.com/ProductDetail/Texas-Instruments/SN74LVC2G17DBVR?qs=X1HXWTtiZ0RnstCufGEJxQ%3D%3D</text:a>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Main</text:p>
          </table:table-cell>
          <table:table-cell office:value-type="float" office:value="1" table:style-name="ce11">
            <text:p>1</text:p>
          </table:table-cell>
          <table:table-cell office:value-type="string" table:style-name="ce1">
            <text:p>MP2149GJ-Z</text:p>
          </table:table-cell>
          <table:table-cell office:value-type="string" table:style-name="ce1">
            <text:p>dc/dc</text:p>
          </table:table-cell>
          <table:table-cell office:value-type="currency" office:value="45" table:style-name="ce8">
            <text:p>45.00 Kč</text:p>
          </table:table-cell>
          <table:table-cell office:value-type="currency" office:value="45" table:formula="of:=[.E15]*[.B15]" table:style-name="ce8">
            <text:p>45.00 Kč</text:p>
          </table:table-cell>
          <table:table-cell table:style-name="ce8"/>
          <table:table-cell office:value-type="float" office:value="2" table:style-name="ce10">
            <text:p>2</text:p>
          </table:table-cell>
          <table:table-cell office:value-type="float" office:value="0" table:formula="of:=IF([.B15]-[.H15]&lt;0;0;[.B15]-[.H15])" table:style-name="ce10">
            <text:p>0</text:p>
          </table:table-cell>
          <table:table-cell table:style-name="ce1"/>
          <table:table-cell office:value-type="string" table:style-name="ce1">
            <text:p>https://cz.mouser.com/ProductDetail/Monolithic-Power-Systems-MPS/MP2149GJ-Z?qs=pdFhdcvjjggGberHhgLWyQ%3D%3D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Main</text:p>
          </table:table-cell>
          <table:table-cell office:value-type="float" office:value="7" table:style-name="ce11">
            <text:p>7</text:p>
          </table:table-cell>
          <table:table-cell office:value-type="string" table:style-name="ce1">
            <text:p>GRM21BC81C226ME44L</text:p>
          </table:table-cell>
          <table:table-cell office:value-type="string" table:style-name="ce1">
            <text:p>22uF/16V/0805</text:p>
          </table:table-cell>
          <table:table-cell office:value-type="currency" office:value="10" table:style-name="ce8">
            <text:p>10.00 Kč</text:p>
          </table:table-cell>
          <table:table-cell office:value-type="currency" office:value="70" table:formula="of:=[.E16]*[.B16]" table:style-name="ce8">
            <text:p>70.00 Kč</text:p>
          </table:table-cell>
          <table:table-cell table:style-name="ce8"/>
          <table:table-cell office:value-type="float" office:value="15" table:style-name="ce17">
            <text:p>15</text:p>
          </table:table-cell>
          <table:table-cell office:value-type="float" office:value="0" table:formula="of:=IF([.B16]-[.H16]&lt;0;0;[.B16]-[.H16])" table:style-name="ce17">
            <text:p>0</text:p>
          </table:table-cell>
          <table:table-cell table:style-name="ce1"/>
          <table:table-cell office:value-type="string" table:style-name="ce1">
            <text:p><text:a xlink:href="https://cz.mouser.com/ProductDetail/Murata-Electronics/GRM21BC81C226ME44L?qs=sGAEpiMZZMs7ZEmUmaUL015lt8pSu0h9Ojuqd7E6R3Ye1kdFPqAaXw%3D%3D">https://cz.mouser.com/ProductDetail/Murata-Electronics/GRM21BC81C226ME44L?qs=sGAEpiMZZMs7ZEmUmaUL015lt8pSu0h9Ojuqd7E6R3Ye1kdFPqAaXw%3D%3D</text:a></text:p>
          </table:table-cell>
          <table:table-cell office:value-type="string" table:style-name="ce1">
            <text:p>https://www.tme.eu/cz/details/grm21bc81c226me44l/kondenzatory-mlcc-smd/murata/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Main</text:p>
          </table:table-cell>
          <table:table-cell office:value-type="float" office:value="1" table:style-name="ce11">
            <text:p>1</text:p>
          </table:table-cell>
          <table:table-cell office:value-type="string" table:style-name="ce1">
            <text:p>DFE252010P-2R2M=P2</text:p>
          </table:table-cell>
          <table:table-cell office:value-type="string" table:style-name="ce1">
            <text:p>2,2uH</text:p>
          </table:table-cell>
          <table:table-cell office:value-type="currency" office:value="5" table:style-name="ce8">
            <text:p>5.00 Kč</text:p>
          </table:table-cell>
          <table:table-cell office:value-type="currency" office:value="5" table:formula="of:=[.E17]*[.B17]" table:style-name="ce8">
            <text:p>5.00 Kč</text:p>
          </table:table-cell>
          <table:table-cell table:style-name="ce8"/>
          <table:table-cell office:value-type="float" office:value="1" table:style-name="ce10">
            <text:p>1</text:p>
          </table:table-cell>
          <table:table-cell office:value-type="float" office:value="0" table:formula="of:=IF([.B17]-[.H17]&lt;0;0;[.B17]-[.H17])" table:style-name="ce10">
            <text:p>0</text:p>
          </table:table-cell>
          <table:table-cell table:style-name="ce1"/>
          <table:table-cell office:value-type="string" table:style-name="ce1">
            <text:p><text:a xlink:href="https://cz.mouser.com/ProductDetail/Murata-Electronics/DFE252010P-2R2M%3DP2?qs=KuGPmAKtFKVG0t9I2u6EsA%3D%3D">https://cz.mouser.com/ProductDetail/Murata-Electronics/DFE252010P-2R2M%3dP2?qs=KuGPmAKtFKVG0t9I2u6EsA%3D%3D</text:a>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Main</text:p>
          </table:table-cell>
          <table:table-cell office:value-type="float" office:value="1" table:style-name="ce11">
            <text:p>1</text:p>
          </table:table-cell>
          <table:table-cell office:value-type="string" table:style-name="ce12">
            <text:p>DFE252010P-1R0M=P2</text:p>
          </table:table-cell>
          <table:table-cell office:value-type="string" table:style-name="ce1">
            <text:p>inductor 1uH/2.7A</text:p>
          </table:table-cell>
          <table:table-cell office:value-type="currency" office:value="7" table:style-name="ce8">
            <text:p>7.00 Kč</text:p>
          </table:table-cell>
          <table:table-cell office:value-type="currency" office:value="7" table:formula="of:=[.E18]*[.B18]" table:style-name="ce8">
            <text:p>7.00 Kč</text:p>
          </table:table-cell>
          <table:table-cell table:style-name="ce8"/>
          <table:table-cell office:value-type="float" office:value="1" table:style-name="ce10">
            <text:p>1</text:p>
          </table:table-cell>
          <table:table-cell office:value-type="float" office:value="0" table:formula="of:=IF([.B18]-[.H18]&lt;0;0;[.B18]-[.H18])" table:style-name="ce10">
            <text:p>0</text:p>
          </table:table-cell>
          <table:table-cell table:style-name="ce1"/>
          <table:table-cell office:value-type="string" table:style-name="ce1">
            <text:p><text:a xlink:href="https://cz.mouser.com/ProductDetail/Murata-Electronics/DFE252010P-1R0M%3DP2?qs=KuGPmAKtFKWP3jienGLHRQ%3D%3D">https://cz.mouser.com/ProductDetail/Murata-Electronics/DFE252010P-1R0M%3dP2?qs=KuGPmAKtFKWP3jienGLHRQ%3D%3D</text:a>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Main</text:p>
          </table:table-cell>
          <table:table-cell office:value-type="float" office:value="6" table:style-name="ce11">
            <text:p>6</text:p>
          </table:table-cell>
          <table:table-cell office:value-type="string" table:style-name="ce1">
            <text:p>CUS10S30,H3F</text:p>
          </table:table-cell>
          <table:table-cell office:value-type="string" table:style-name="ce1">
            <text:p>schotky</text:p>
          </table:table-cell>
          <table:table-cell office:value-type="currency" office:value="8" table:style-name="ce8">
            <text:p>8.00 Kč</text:p>
          </table:table-cell>
          <table:table-cell office:value-type="currency" office:value="48" table:formula="of:=[.E19]*[.B19]" table:style-name="ce8">
            <text:p>48.00 Kč</text:p>
          </table:table-cell>
          <table:table-cell table:style-name="ce8"/>
          <table:table-cell office:value-type="float" office:value="3" table:style-name="ce17">
            <text:p>3</text:p>
          </table:table-cell>
          <table:table-cell office:value-type="float" office:value="3" table:formula="of:=IF([.B19]-[.H19]&lt;0;0;[.B19]-[.H19])" table:style-name="ce18">
            <text:p>3</text:p>
          </table:table-cell>
          <table:table-cell table:style-name="ce1"/>
          <table:table-cell office:value-type="string" table:style-name="ce1">
            <text:p><text:a xlink:href="https://cz.mouser.com/ProductDetail/Toshiba/CUS10S30H3F?qs=cW4DzVrAanO4Xm6ySrHr7g%3D%3D">https://cz.mouser.com/ProductDetail/Toshiba/CUS10S30H3F?qs=cW4DzVrAanO4Xm6ySrHr7g%3D%3D</text:a></text:p>
          </table:table-cell>
          <table:table-cell office:value-type="string" table:style-name="ce1">
            <text:p>https://cz.farnell.com/toshiba/cus10s30-h3f-t/schottky-diode-30v-1a-sod-323/dp/3872252?st=CUS10S30,H3F</text:p>
          </table:table-cell>
          <table:table-cell office:value-type="string" table:style-name="ce19">
            <text:p>https://www.tme.eu/cz/details/cus10s30/diody-schottky-smd/toshiba/cus10s30-h3f-t/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Main</text:p>
          </table:table-cell>
          <table:table-cell office:value-type="float" office:value="0" table:style-name="ce11">
            <text:p>0</text:p>
          </table:table-cell>
          <table:table-cell office:value-type="string" table:style-name="ce12">
            <text:p>LTST-S270GKT</text:p>
          </table:table-cell>
          <table:table-cell office:value-type="string" table:style-name="ce1">
            <text:p>green LED sideview 0603</text:p>
          </table:table-cell>
          <table:table-cell office:value-type="currency" office:value="6" table:style-name="ce8">
            <text:p>6.00 Kč</text:p>
          </table:table-cell>
          <table:table-cell office:value-type="currency" office:value="0" table:formula="of:=[.E20]*[.B20]" table:style-name="ce8">
            <text:p>0.00 Kč</text:p>
          </table:table-cell>
          <table:table-cell table:style-name="ce8"/>
          <table:table-cell office:value-type="float" office:value="7" table:style-name="ce10">
            <text:p>7</text:p>
          </table:table-cell>
          <table:table-cell office:value-type="float" office:value="0" table:formula="of:=IF([.B20]-[.H20]&lt;0;0;[.B20]-[.H20])" table:style-name="ce10">
            <text:p>0</text:p>
          </table:table-cell>
          <table:table-cell table:style-name="ce1"/>
          <table:table-cell office:value-type="string" table:style-name="ce1">
            <text:p><text:a xlink:href="https://cz.mouser.com/ProductDetail/Lite-On/LTST-S270GKT?qs=sGAEpiMZZMvyj6n1w4pZD47FdTXqFYht4VAmSqE1GNY%3D">https://cz.mouser.com/ProductDetail/Lite-On/LTST-S270GKT?qs=sGAEpiMZZMvyj6n1w4pZD47FdTXqFYht4VAmSqE1GNY%3D</text:a></text:p>
          </table:table-cell>
          <table:table-cell table:number-columns-repeated="16373" table:style-name="ce1"/>
        </table:table-row>
        <table:table-row table:style-name="ro1">
          <table:table-cell table:style-name="ce1"/>
          <table:table-cell office:value-type="float" office:value="3" table:style-name="ce11">
            <text:p>3</text:p>
          </table:table-cell>
          <table:table-cell table:style-name="ce12"/>
          <table:table-cell office:value-type="string" table:style-name="ce1">
            <text:p>green LED 0603 normal</text:p>
          </table:table-cell>
          <table:table-cell table:number-columns-repeated="3" table:style-name="ce8"/>
          <table:table-cell table:number-columns-repeated="2" table:style-name="ce10"/>
          <table:table-cell table:number-columns-repeated="16375" table:style-name="ce1"/>
        </table:table-row>
        <table:table-row table:style-name="ro1">
          <table:table-cell office:value-type="string" table:style-name="ce1">
            <text:p>Main</text:p>
          </table:table-cell>
          <table:table-cell office:value-type="float" office:value="1" table:style-name="ce11">
            <text:p>1</text:p>
          </table:table-cell>
          <table:table-cell office:value-type="string" table:style-name="ce12">
            <text:p>BAT-HLD-012-SMT</text:p>
          </table:table-cell>
          <table:table-cell office:value-type="string" table:style-name="ce1">
            <text:p>battery holder</text:p>
          </table:table-cell>
          <table:table-cell office:value-type="currency" office:value="9" table:style-name="ce8">
            <text:p>9.00 Kč</text:p>
          </table:table-cell>
          <table:table-cell office:value-type="currency" office:value="9" table:formula="of:=[.E22]*[.B22]" table:style-name="ce8">
            <text:p>9.00 Kč</text:p>
          </table:table-cell>
          <table:table-cell table:style-name="ce8"/>
          <table:table-cell office:value-type="float" office:value="2" table:style-name="ce10">
            <text:p>2</text:p>
          </table:table-cell>
          <table:table-cell office:value-type="float" office:value="0" table:formula="of:=IF([.B22]-[.H22]&lt;0;0;[.B22]-[.H22])" table:style-name="ce10">
            <text:p>0</text:p>
          </table:table-cell>
          <table:table-cell table:style-name="ce1"/>
          <table:table-cell office:value-type="string" table:style-name="ce1">
            <text:p><text:a xlink:href="https://cz.mouser.com/ProductDetail/Linx-Technologies/BAT-HLD-012-SMT?qs=Z0V%2FpEl%252BOGfZsSJil9WIXw%3D%3D">https://cz.mouser.com/ProductDetail/Linx-Technologies/BAT-HLD-012-SMT?qs=Z0V%2FpEl%252BOGfZsSJil9WIXw%3D%3D</text:a>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Main</text:p>
          </table:table-cell>
          <table:table-cell office:value-type="float" office:value="7" table:style-name="ce11">
            <text:p>7</text:p>
          </table:table-cell>
          <table:table-cell office:value-type="string" table:style-name="ce12">
            <text:p>BSS123, T2N7002AK,LM</text:p>
          </table:table-cell>
          <table:table-cell office:value-type="string" table:style-name="ce1">
            <text:p>mosfet n, SOT-23</text:p>
          </table:table-cell>
          <table:table-cell office:value-type="currency" office:value="5" table:style-name="ce8">
            <text:p>5.00 Kč</text:p>
          </table:table-cell>
          <table:table-cell office:value-type="currency" office:value="35" table:formula="of:=[.E23]*[.B23]" table:style-name="ce8">
            <text:p>35.00 Kč</text:p>
          </table:table-cell>
          <table:table-cell table:style-name="ce8"/>
          <table:table-cell office:value-type="float" office:value="10" table:style-name="ce10">
            <text:p>10</text:p>
          </table:table-cell>
          <table:table-cell office:value-type="float" office:value="0" table:formula="of:=IF([.B23]-[.H23]&lt;0;0;[.B23]-[.H23])" table:style-name="ce10">
            <text:p>0</text:p>
          </table:table-cell>
          <table:table-cell table:style-name="ce1"/>
          <table:table-cell office:value-type="string" table:style-name="ce1">
            <text:p>https://cz.mouser.com/ProductDetail/Toshiba/T2N7002AKLM?qs=pzVvXTvk9PzfX4hYglwZ9Q%3D%3D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Main</text:p>
          </table:table-cell>
          <table:table-cell office:value-type="float" office:value="60" table:style-name="ce11">
            <text:p>60</text:p>
          </table:table-cell>
          <table:table-cell office:value-type="string" table:style-name="ce12">
            <text:p>CL10A105KO8NNWC</text:p>
          </table:table-cell>
          <table:table-cell office:value-type="string" table:style-name="ce1">
            <text:p>1uF/16V/0603</text:p>
          </table:table-cell>
          <table:table-cell office:value-type="currency" office:value="1" table:style-name="ce8">
            <text:p>1.00 Kč</text:p>
          </table:table-cell>
          <table:table-cell office:value-type="currency" office:value="60" table:formula="of:=[.E24]*[.B24]" table:style-name="ce8">
            <text:p>60.00 Kč</text:p>
          </table:table-cell>
          <table:table-cell table:style-name="ce8"/>
          <table:table-cell office:value-type="float" office:value="30" table:style-name="ce17">
            <text:p>30</text:p>
          </table:table-cell>
          <table:table-cell office:value-type="float" office:value="30" table:formula="of:=IF([.B24]-[.H24]&lt;0;0;[.B24]-[.H24])" table:style-name="ce20">
            <text:p>30</text:p>
          </table:table-cell>
          <table:table-cell table:style-name="ce1"/>
          <table:table-cell office:value-type="string" table:style-name="ce1">
            <text:p><text:a xlink:href="https://cz.mouser.com/ProductDetail/Samsung-Electro-Mechanics/CL10A105KO8NNWC?qs=sGAEpiMZZMvsSlwiRhF8qtsGU%2FCnaNeQa5diNx%252BAvjpm6CmwAnSDjg%3D%3D">https://cz.mouser.com/ProductDetail/Samsung-Electro-Mechanics/CL10A105KO8NNWC?qs=sGAEpiMZZMvsSlwiRhF8qtsGU%2FCnaNeQa5diNx%252BAvjpm6CmwAnSDjg%3D%3D</text:a>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2">
            <text:p>Main</text:p>
          </table:table-cell>
          <table:table-cell office:value-type="float" office:value="5" table:style-name="ce11">
            <text:p>5</text:p>
          </table:table-cell>
          <table:table-cell office:value-type="string" table:style-name="ce12">
            <text:p>SP0503BAHT</text:p>
          </table:table-cell>
          <table:table-cell office:value-type="string" table:style-name="ce12">
            <text:p>3x transil 5.5V</text:p>
          </table:table-cell>
          <table:table-cell office:value-type="currency" office:value="18" table:style-name="ce9">
            <text:p>18.00 Kč</text:p>
          </table:table-cell>
          <table:table-cell office:value-type="currency" office:value="90" table:formula="of:=[.E25]*[.B25]" table:style-name="ce9">
            <text:p>90.00 Kč</text:p>
          </table:table-cell>
          <table:table-cell table:style-name="ce9"/>
          <table:table-cell office:value-type="float" office:value="5" table:style-name="ce10">
            <text:p>5</text:p>
          </table:table-cell>
          <table:table-cell office:value-type="float" office:value="0" table:formula="of:=IF([.B25]-[.H25]&lt;0;0;[.B25]-[.H25])" table:style-name="ce10">
            <text:p>0</text:p>
          </table:table-cell>
          <table:table-cell table:style-name="ce1"/>
          <table:table-cell office:value-type="string" table:style-name="ce12">
            <text:p>https://cz.farnell.com/littelfuse/sp0503bahtg/esd-protection-device-5-5v-sot/dp/1827633?st=sp0503baht</text:p>
          </table:table-cell>
          <table:table-cell table:style-name="ce12"/>
          <table:table-cell table:number-columns-repeated="16372" table:style-name="ce1"/>
        </table:table-row>
        <table:table-row table:style-name="ro1">
          <table:table-cell office:value-type="string" table:style-name="ce12">
            <text:p>Main</text:p>
          </table:table-cell>
          <table:table-cell office:value-type="float" office:value="2" table:style-name="ce11">
            <text:p>2</text:p>
          </table:table-cell>
          <table:table-cell office:value-type="string" table:style-name="ce12">
            <text:p>SNES_SOCKET_90DEG</text:p>
          </table:table-cell>
          <table:table-cell office:value-type="string" table:style-name="ce12">
            <text:p>SNES connector, 90deg, aliexpress</text:p>
          </table:table-cell>
          <table:table-cell office:value-type="currency" office:value="20" table:style-name="ce9">
            <text:p>20.00 Kč</text:p>
          </table:table-cell>
          <table:table-cell office:value-type="currency" office:value="40" table:formula="of:=[.E26]*[.B26]" table:style-name="ce9">
            <text:p>40.00 Kč</text:p>
          </table:table-cell>
          <table:table-cell table:style-name="ce9"/>
          <table:table-cell office:value-type="float" office:value="4" table:style-name="ce10">
            <text:p>4</text:p>
          </table:table-cell>
          <table:table-cell office:value-type="float" office:value="0" table:formula="of:=IF([.B26]-[.H26]&lt;0;0;[.B26]-[.H26])" table:style-name="ce10">
            <text:p>0</text:p>
          </table:table-cell>
          <table:table-cell table:style-name="ce1"/>
          <table:table-cell office:value-type="string" table:style-name="ce12">
            <text:p>https://www.aliexpress.com/item/32838396935.html?spm=a2g0o.order_detail.order_detail_item.3.2cb8f19chiZ0w0</text:p>
          </table:table-cell>
          <table:table-cell table:style-name="ce12"/>
          <table:table-cell table:number-columns-repeated="16372" table:style-name="ce1"/>
        </table:table-row>
        <table:table-row table:style-name="ro1">
          <table:table-cell table:style-name="ce1"/>
          <table:table-cell office:value-type="float" office:value="1" table:style-name="ce21">
            <text:p>1</text:p>
          </table:table-cell>
          <table:table-cell office:value-type="string" table:style-name="ce13">
            <text:p>24AA025E48T-I/OT</text:p>
          </table:table-cell>
          <table:table-cell office:value-type="string" table:style-name="ce1">
            <text:p>EEPROM 2K, 256x8 1.8V Serial with EUI-48</text:p>
          </table:table-cell>
          <table:table-cell office:value-type="currency" office:value="7.8" table:style-name="ce8">
            <text:p>7.80 Kč</text:p>
          </table:table-cell>
          <table:table-cell office:value-type="currency" office:value="7.8" table:formula="of:=[.E27]*[.B27]" table:style-name="ce9">
            <text:p>7.80 Kč</text:p>
          </table:table-cell>
          <table:table-cell table:style-name="ce9"/>
          <table:table-cell office:value-type="float" office:value="0" table:style-name="ce10">
            <text:p>0</text:p>
          </table:table-cell>
          <table:table-cell office:value-type="float" office:value="1" table:formula="of:=IF([.B27]-[.H27]&lt;0;0;[.B27]-[.H27])" table:style-name="ce20">
            <text:p>1</text:p>
          </table:table-cell>
          <table:table-cell table:style-name="ce1"/>
          <table:table-cell office:value-type="string" table:style-name="ce1">
            <text:p><text:a xlink:href="https://cz.mouser.com/ProductDetail/Microchip-Technology/24AA025E48T-I-OT?qs=GCDK0xhvQh4RRiPFFnzHdA%3D%3D">https://cz.mouser.com/ProductDetail/Microchip-Technology/24AA025E48T-I-OT?qs=GCDK0xhvQh4RRiPFFnzHdA%3D%3D</text:a></text:p>
          </table:table-cell>
          <table:table-cell office:value-type="string" table:style-name="ce1">
            <text:p>https://cz.farnell.com/microchip/24aa025e48t-i-ot/serial-eeprom-2kbit-400khz-sot/dp/1814891?st=24aa025e48t-i/ot</text:p>
          </table:table-cell>
          <table:table-cell office:value-type="string" table:style-name="ce1">
            <text:p>https://www.tme.eu/cz/details/24aa025e48t-i_ot/pameti-eeprom-seriove/microchip-technology/</text:p>
          </table:table-cell>
          <table:table-cell table:number-columns-repeated="16371"/>
        </table:table-row>
        <table:table-row table:style-name="ro1">
          <table:table-cell table:style-name="ce1"/>
          <table:table-cell office:value-type="float" office:value="1" table:style-name="ce21">
            <text:p>1</text:p>
          </table:table-cell>
          <table:table-cell office:value-type="string" table:style-name="ce1">
            <text:p>SN74LVC1G08DBVR</text:p>
          </table:table-cell>
          <table:table-cell office:value-type="string" table:style-name="ce1">
            <text:p>2-input AND gate</text:p>
          </table:table-cell>
          <table:table-cell office:value-type="currency" office:value="7" table:style-name="ce8">
            <text:p>7.00 Kč</text:p>
          </table:table-cell>
          <table:table-cell office:value-type="currency" office:value="7" table:formula="of:=[.E28]*[.B28]" table:style-name="ce9">
            <text:p>7.00 Kč</text:p>
          </table:table-cell>
          <table:table-cell table:style-name="ce9"/>
          <table:table-cell office:value-type="float" office:value="0" table:style-name="ce10">
            <text:p>0</text:p>
          </table:table-cell>
          <table:table-cell office:value-type="float" office:value="1" table:formula="of:=IF([.B28]-[.H28]&lt;0;0;[.B28]-[.H28])" table:style-name="ce20">
            <text:p>1</text:p>
          </table:table-cell>
          <table:table-cell table:style-name="ce1"/>
          <table:table-cell office:value-type="string" table:style-name="ce1">
            <text:p><text:a xlink:href="https://cz.mouser.com/ProductDetail/Texas-Instruments/SN74LVC1G08DBVR?qs=8yeEWhuAOtNjtL049wSCoQ%3D%3D">https://cz.mouser.com/ProductDetail/Texas-Instruments/SN74LVC1G08DBVR?qs=8yeEWhuAOtNjtL049wSCoQ%3D%3D</text:a></text:p>
          </table:table-cell>
          <table:table-cell office:value-type="string" table:style-name="ce1">
            <text:p>https://cz.farnell.com/texas-instruments/sn74lvc1g08dbvr/ic-gate-single-2-input-5sot23/dp/3120596?st=SN74LVC1G08DBVR</text:p>
          </table:table-cell>
          <table:table-cell office:value-type="string" table:style-name="ce1">
            <text:p>https://www.tme.eu/cz/details/sn74lvc1g08dbvr/hradla-invertory/texas-instruments/</text:p>
          </table:table-cell>
          <table:table-cell table:number-columns-repeated="16371"/>
        </table:table-row>
        <table:table-row table:style-name="ro1">
          <table:table-cell table:style-name="ce1"/>
          <table:table-cell office:value-type="float" office:value="1" table:style-name="ce21">
            <text:p>1</text:p>
          </table:table-cell>
          <table:table-cell office:value-type="string" table:style-name="ce13">
            <text:p>DS1013-10RSIB <text:s/>CONNFLY</text:p>
          </table:table-cell>
          <table:table-cell office:value-type="string" table:style-name="ce1">
            <text:p>UEXT connector, 2x5 pin header angled</text:p>
          </table:table-cell>
          <table:table-cell office:value-type="currency" office:value="3.7" table:style-name="ce8">
            <text:p>3.70 Kč</text:p>
          </table:table-cell>
          <table:table-cell office:value-type="currency" office:value="3.7" table:formula="of:=[.E29]*[.B29]" table:style-name="ce9">
            <text:p>3.70 Kč</text:p>
          </table:table-cell>
          <table:table-cell table:style-name="ce9"/>
          <table:table-cell office:value-type="float" office:value="0" table:style-name="ce10">
            <text:p>0</text:p>
          </table:table-cell>
          <table:table-cell office:value-type="float" office:value="1" table:formula="of:=IF([.B29]-[.H29]&lt;0;0;[.B29]-[.H29])" table:style-name="ce20">
            <text:p>1</text:p>
          </table:table-cell>
          <table:table-cell table:style-name="ce1"/>
          <table:table-cell office:value-type="string" table:style-name="ce1">
            <text:p><text:a xlink:href="https://www.tme.eu/cz/details/zl231-10kg/konektory-idc/connfly/ds1013-10rsib/">https://www.tme.eu/cz/details/zl231-10kg/konektory-idc/connfly/ds1013-10rsib/</text:a></text:p>
          </table:table-cell>
          <table:table-cell table:number-columns-repeated="16373" table:style-name="ce1"/>
        </table:table-row>
        <table:table-row table:style-name="ro1">
          <table:table-cell table:style-name="ce1"/>
          <table:table-cell office:value-type="float" office:value="1" table:style-name="ce21">
            <text:p>1</text:p>
          </table:table-cell>
          <table:table-cell office:value-type="string" table:style-name="ce13">
            <text:p>CM8V-T1A-32.768kHz-9pF-20PPM-TA-QC</text:p>
          </table:table-cell>
          <table:table-cell office:value-type="string" table:style-name="ce1">
            <text:p>Crystal 32.768k, SMD</text:p>
          </table:table-cell>
          <table:table-cell office:value-type="currency" office:value="15" table:style-name="ce8">
            <text:p>15.00 Kč</text:p>
          </table:table-cell>
          <table:table-cell office:value-type="currency" office:value="15" table:formula="of:=[.E30]*[.B30]" table:style-name="ce9">
            <text:p>15.00 Kč</text:p>
          </table:table-cell>
          <table:table-cell table:style-name="ce9"/>
          <table:table-cell office:value-type="float" office:value="0" table:style-name="ce10">
            <text:p>0</text:p>
          </table:table-cell>
          <table:table-cell office:value-type="float" office:value="1" table:formula="of:=IF([.B30]-[.H30]&lt;0;0;[.B30]-[.H30])" table:style-name="ce18">
            <text:p>1</text:p>
          </table:table-cell>
          <table:table-cell table:style-name="ce1"/>
          <table:table-cell office:value-type="string" table:style-name="ce1">
            <text:p><text:a xlink:href="https://cz.mouser.com/ProductDetail/Micro-Crystal/CM8V-T1A-32.768kHz-9pF-20PPM-TA-QC?qs=7bTaA%2FLYtSYzb4vUPpiGww%3D%3D">https://cz.mouser.com/ProductDetail/Micro-Crystal/CM8V-T1A-32.768kHz-9pF-20PPM-TA-QC?qs=7bTaA%2FLYtSYzb4vUPpiGww%3D%3D</text:a></text:p>
          </table:table-cell>
          <table:table-cell table:number-columns-repeated="16373" table:style-name="ce1"/>
        </table:table-row>
        <table:table-row table:style-name="ro1">
          <table:table-cell table:style-name="ce1"/>
          <table:table-cell office:value-type="float" office:value="1" table:style-name="ce6">
            <text:p>1</text:p>
          </table:table-cell>
          <table:table-cell office:value-type="string" table:style-name="ce1">
            <text:p>R0141-2-100K</text:p>
          </table:table-cell>
          <table:table-cell office:value-type="string" table:style-name="ce1">
            <text:p>SR-PASSIVES trimmer pot 100k</text:p>
          </table:table-cell>
          <table:table-cell office:value-type="currency" office:value="11" table:style-name="ce8">
            <text:p>11.00 Kč</text:p>
          </table:table-cell>
          <table:table-cell office:value-type="currency" office:value="11" table:formula="of:=[.E31]*[.B31]" table:style-name="ce9">
            <text:p>11.00 Kč</text:p>
          </table:table-cell>
          <table:table-cell table:style-name="ce9"/>
          <table:table-cell office:value-type="float" office:value="0" table:style-name="ce10">
            <text:p>0</text:p>
          </table:table-cell>
          <table:table-cell office:value-type="float" office:value="1" table:formula="of:=IF([.B31]-[.H31]&lt;0;0;[.B31]-[.H31])" table:style-name="ce20">
            <text:p>1</text:p>
          </table:table-cell>
          <table:table-cell table:style-name="ce1"/>
          <table:table-cell office:value-type="string" table:style-name="ce1">
            <text:p><text:a xlink:href="https://www.tme.eu/cz/details/r0141-2-100k/potenciometry-jednootackove-tht/sr-passives/">https://www.tme.eu/cz/details/r0141-2-100k/potenciometry-jednootackove-tht/sr-passives/</text:a></text:p>
          </table:table-cell>
          <table:table-cell table:number-columns-repeated="16373" table:style-name="ce1"/>
        </table:table-row>
        <table:table-row table:style-name="ro1">
          <table:table-cell table:style-name="ce1"/>
          <table:table-cell office:value-type="float" office:value="0" table:style-name="ce6">
            <text:p>0</text:p>
          </table:table-cell>
          <table:table-cell office:value-type="string" table:style-name="ce1">
            <text:p>R0141-2-10K</text:p>
          </table:table-cell>
          <table:table-cell office:value-type="string" table:style-name="ce1">
            <text:p>SR-PASSIVES trimmer pot 10k</text:p>
          </table:table-cell>
          <table:table-cell office:value-type="currency" office:value="11" table:style-name="ce8">
            <text:p>11.00 Kč</text:p>
          </table:table-cell>
          <table:table-cell office:value-type="currency" office:value="0" table:formula="of:=[.E32]*[.B32]" table:style-name="ce9">
            <text:p>0.00 Kč</text:p>
          </table:table-cell>
          <table:table-cell table:style-name="ce9"/>
          <table:table-cell office:value-type="float" office:value="0" table:style-name="ce10">
            <text:p>0</text:p>
          </table:table-cell>
          <table:table-cell office:value-type="float" office:value="0" table:formula="of:=IF([.B32]-[.H32]&lt;0;0;[.B32]-[.H32])" table:style-name="ce10">
            <text:p>0</text:p>
          </table:table-cell>
          <table:table-cell table:style-name="ce1"/>
          <table:table-cell office:value-type="string" table:style-name="ce1">
            <text:p><text:a xlink:href="https://www.tme.eu/cz/details/r0141-2-10k/potenciometry-jednootackove-tht/sr-passives/">https://www.tme.eu/cz/details/r0141-2-10k/potenciometry-jednootackove-tht/sr-passives/</text:a></text:p>
          </table:table-cell>
          <table:table-cell table:number-columns-repeated="16373" table:style-name="ce1"/>
        </table:table-row>
        <table:table-row table:style-name="ro1">
          <table:table-cell table:style-name="ce1"/>
          <table:table-cell office:value-type="float" office:value="1" table:style-name="ce6">
            <text:p>1</text:p>
          </table:table-cell>
          <table:table-cell office:value-type="string" table:style-name="ce1">
            <text:p>JC-128</text:p>
          </table:table-cell>
          <table:table-cell office:value-type="string" table:style-name="ce1">
            <text:p>Jack 3,5mm with switch</text:p>
          </table:table-cell>
          <table:table-cell office:value-type="currency" office:value="11" table:style-name="ce8">
            <text:p>11.00 Kč</text:p>
          </table:table-cell>
          <table:table-cell office:value-type="currency" office:value="11" table:formula="of:=[.E33]*[.B33]" table:style-name="ce9">
            <text:p>11.00 Kč</text:p>
          </table:table-cell>
          <table:table-cell table:style-name="ce9"/>
          <table:table-cell office:value-type="float" office:value="0" table:style-name="ce10">
            <text:p>0</text:p>
          </table:table-cell>
          <table:table-cell office:value-type="float" office:value="1" table:formula="of:=IF([.B33]-[.H33]&lt;0;0;[.B33]-[.H33])" table:style-name="ce20">
            <text:p>1</text:p>
          </table:table-cell>
          <table:table-cell table:style-name="ce1"/>
          <table:table-cell office:value-type="string" table:style-name="ce1">
            <text:p><text:a xlink:href="https://www.tme.eu/cz/details/jc-128/konektory-jack/">https://www.tme.eu/cz/details/jc-128/konektory-jack/</text:a>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2">
            <text:p>VABO</text:p>
          </table:table-cell>
          <table:table-cell office:value-type="float" office:value="2" table:style-name="ce11">
            <text:p>2</text:p>
          </table:table-cell>
          <table:table-cell office:value-type="string" table:style-name="ce12">
            <text:p>ICE40UP5K-SG48I</text:p>
          </table:table-cell>
          <table:table-cell office:value-type="string" table:style-name="ce12">
            <text:p>FPGA for VERA and AURA</text:p>
          </table:table-cell>
          <table:table-cell office:value-type="currency" office:value="209" table:style-name="ce9">
            <text:p>209.00 Kč</text:p>
          </table:table-cell>
          <table:table-cell office:value-type="currency" office:value="418" table:formula="of:=[.E34]*[.B34]" table:style-name="ce9">
            <text:p>418.00 Kč</text:p>
          </table:table-cell>
          <table:table-cell table:style-name="ce9"/>
          <table:table-cell office:value-type="float" office:value="2" table:style-name="ce10">
            <text:p>2</text:p>
          </table:table-cell>
          <table:table-cell office:value-type="float" office:value="0" table:formula="of:=IF([.B34]-[.H34]&lt;0;0;[.B34]-[.H34])" table:style-name="ce10">
            <text:p>0</text:p>
          </table:table-cell>
          <table:table-cell table:style-name="ce1"/>
          <table:table-cell office:value-type="string" table:style-name="ce12">
            <text:p><text:a xlink:href="https://cz.mouser.com/ProductDetail/Lattice/ICE40UP5K-SG48I?qs=Rp3RbKSfAt3UqOG1AN4%2FAg%3D%3D">https://cz.mouser.com/ProductDetail/Lattice/ICE40UP5K-SG48I?qs=Rp3RbKSfAt3UqOG1AN4%2FAg%3D%3D</text:a></text:p>
          </table:table-cell>
          <table:table-cell table:style-name="ce12"/>
          <table:table-cell table:number-columns-repeated="16372"/>
        </table:table-row>
        <table:table-row table:style-name="ro1">
          <table:table-cell office:value-type="string" table:style-name="ce12">
            <text:p>VABO</text:p>
          </table:table-cell>
          <table:table-cell office:value-type="float" office:value="1" table:style-name="ce6">
            <text:p>1</text:p>
          </table:table-cell>
          <table:table-cell office:value-type="string" table:style-name="ce1">
            <text:p>WM8524CGEDT</text:p>
          </table:table-cell>
          <table:table-cell office:value-type="string" table:style-name="ce1">
            <text:p>audio DAC</text:p>
          </table:table-cell>
          <table:table-cell office:value-type="currency" office:value="62" table:style-name="ce8">
            <text:p>62.00 Kč</text:p>
          </table:table-cell>
          <table:table-cell office:value-type="currency" office:value="62" table:formula="of:=[.E35]*[.B35]" table:style-name="ce9">
            <text:p>62.00 Kč</text:p>
          </table:table-cell>
          <table:table-cell table:style-name="ce9"/>
          <table:table-cell office:value-type="float" office:value="1" table:style-name="ce10">
            <text:p>1</text:p>
          </table:table-cell>
          <table:table-cell office:value-type="float" office:value="0" table:formula="of:=IF([.B35]-[.H35]&lt;0;0;[.B35]-[.H35])" table:style-name="ce10">
            <text:p>0</text:p>
          </table:table-cell>
          <table:table-cell table:style-name="ce1"/>
          <table:table-cell office:value-type="string" table:style-name="ce1">
            <text:p><text:a xlink:href="https://cz.mouser.com/ProductDetail/Cirrus-Logic/WM8524CGEDT-R?qs=G8wrXCBxhFtUpBbVDBGrKA%3D%3D">https://cz.mouser.com/ProductDetail/Cirrus-Logic/WM8524CGEDT-R?qs=G8wrXCBxhFtUpBbVDBGrKA%3D%3D</text:a>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2">
            <text:p>VABO</text:p>
          </table:table-cell>
          <table:table-cell office:value-type="float" office:value="1" table:style-name="ce11">
            <text:p>1</text:p>
          </table:table-cell>
          <table:table-cell office:value-type="string" table:style-name="ce1">
            <text:p>DM1AA-SF-PEJ</text:p>
          </table:table-cell>
          <table:table-cell office:value-type="string" table:style-name="ce1">
            <text:p>Hirose SD-cage</text:p>
          </table:table-cell>
          <table:table-cell office:value-type="currency" office:value="90" table:style-name="ce8">
            <text:p>90.00 Kč</text:p>
          </table:table-cell>
          <table:table-cell office:value-type="currency" office:value="90" table:formula="of:=[.E36]*[.B36]" table:style-name="ce9">
            <text:p>90.00 Kč</text:p>
          </table:table-cell>
          <table:table-cell table:style-name="ce9"/>
          <table:table-cell office:value-type="float" office:value="1" table:style-name="ce10">
            <text:p>1</text:p>
          </table:table-cell>
          <table:table-cell office:value-type="float" office:value="0" table:formula="of:=IF([.B36]-[.H36]&lt;0;0;[.B36]-[.H36])" table:style-name="ce10">
            <text:p>0</text:p>
          </table:table-cell>
          <table:table-cell table:style-name="ce1"/>
          <table:table-cell office:value-type="string" table:style-name="ce1">
            <text:p><text:a xlink:href="https://cz.mouser.com/ProductDetail/Hirose-Connector/DM1AA-SF-PEJ82?qs=q%252B4FLHukgWBHaRKRr0HV%252Bw%3D%3D">https://cz.mouser.com/ProductDetail/Hirose-Connector/DM1AA-SF-PEJ82?qs=q%252B4FLHukgWBHaRKRr0HV%252Bw%3D%3D</text:a></text:p>
          </table:table-cell>
          <table:table-cell office:value-type="string" table:style-name="ce22">
            <text:p>https://www.tme.eu/cz/details/dm1aa-sf-pej-72/konektory-ke-kartam/hirose/dm1aa-sf-pej-72/</text:p>
          </table:table-cell>
          <table:table-cell table:number-columns-repeated="16372"/>
        </table:table-row>
        <table:table-row table:style-name="ro1">
          <table:table-cell office:value-type="string" table:style-name="ce12">
            <text:p>VABO</text:p>
          </table:table-cell>
          <table:table-cell office:value-type="float" office:value="1" table:style-name="ce11">
            <text:p>1</text:p>
          </table:table-cell>
          <table:table-cell office:value-type="string" table:style-name="ce1">
            <text:p>SG5032CAN 25.000000M-TJGA3</text:p>
          </table:table-cell>
          <table:table-cell office:value-type="string" table:style-name="ce1">
            <text:p>oscillator 25MHz</text:p>
          </table:table-cell>
          <table:table-cell office:value-type="currency" office:value="54" table:style-name="ce8">
            <text:p>54.00 Kč</text:p>
          </table:table-cell>
          <table:table-cell office:value-type="currency" office:value="54" table:formula="of:=[.E37]*[.B37]" table:style-name="ce9">
            <text:p>54.00 Kč</text:p>
          </table:table-cell>
          <table:table-cell table:style-name="ce9"/>
          <table:table-cell office:value-type="float" office:value="1" table:style-name="ce10">
            <text:p>1</text:p>
          </table:table-cell>
          <table:table-cell office:value-type="float" office:value="0" table:formula="of:=IF([.B37]-[.H37]&lt;0;0;[.B37]-[.H37])" table:style-name="ce10">
            <text:p>0</text:p>
          </table:table-cell>
          <table:table-cell table:style-name="ce1"/>
          <table:table-cell office:value-type="string" table:style-name="ce1">
            <text:p><text:a xlink:href="https://cz.mouser.com/ProductDetail/Epson-Timing/SG5032CAN-25.000000M-TJGA3?qs=6J2kD0vu%2F2UTKuQJNmHNTw%3D%3D">https://cz.mouser.com/ProductDetail/Epson-Timing/SG5032CAN-25.000000M-TJGA3?qs=6J2kD0vu%2F2UTKuQJNmHNTw%3D%3D</text:a>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2">
            <text:p>VABO</text:p>
          </table:table-cell>
          <table:table-cell office:value-type="float" office:value="4" table:style-name="ce11">
            <text:p>4</text:p>
          </table:table-cell>
          <table:table-cell office:value-type="string" table:style-name="ce1">
            <text:p>74CBTLV3126PW,118</text:p>
          </table:table-cell>
          <table:table-cell office:value-type="string" table:style-name="ce1">
            <text:p>bus switch 4x</text:p>
          </table:table-cell>
          <table:table-cell office:value-type="currency" office:value="14" table:style-name="ce8">
            <text:p>14.00 Kč</text:p>
          </table:table-cell>
          <table:table-cell office:value-type="currency" office:value="56" table:formula="of:=[.E38]*[.B38]" table:style-name="ce9">
            <text:p>56.00 Kč</text:p>
          </table:table-cell>
          <table:table-cell table:style-name="ce9"/>
          <table:table-cell office:value-type="float" office:value="4" table:style-name="ce10">
            <text:p>4</text:p>
          </table:table-cell>
          <table:table-cell office:value-type="float" office:value="0" table:formula="of:=IF([.B38]-[.H38]&lt;0;0;[.B38]-[.H38])" table:style-name="ce10">
            <text:p>0</text:p>
          </table:table-cell>
          <table:table-cell table:style-name="ce1"/>
          <table:table-cell office:value-type="string" table:style-name="ce1">
            <text:p><text:a xlink:href="https://cz.mouser.com/ProductDetail/Nexperia/74CBTLV3126PW118?qs=jquClx72t9AHVJOkpgZFFw%3D%3D">https://cz.mouser.com/ProductDetail/Nexperia/74CBTLV3126PW118?qs=jquClx72t9AHVJOkpgZFFw%3D%3D</text:a></text:p>
          </table:table-cell>
          <table:table-cell office:value-type="string" table:style-name="ce12">
            <text:p>https://cz.farnell.com/nexperia/74cbtlv3126pw-118/bus-switch-4-bit-tssop-14/dp/2445215?st=74cbtlv3126pw,118</text:p>
          </table:table-cell>
          <table:table-cell table:number-columns-repeated="16372"/>
        </table:table-row>
        <table:table-row table:style-name="ro1">
          <table:table-cell office:value-type="string" table:style-name="ce12">
            <text:p>VABO</text:p>
          </table:table-cell>
          <table:table-cell office:value-type="float" office:value="1" table:style-name="ce11">
            <text:p>1</text:p>
          </table:table-cell>
          <table:table-cell office:value-type="string" table:style-name="ce1">
            <text:p>74AHC00PW</text:p>
          </table:table-cell>
          <table:table-cell office:value-type="string" table:style-name="ce1">
            <text:p>4xNAND</text:p>
          </table:table-cell>
          <table:table-cell office:value-type="currency" office:value="10" table:style-name="ce8">
            <text:p>10.00 Kč</text:p>
          </table:table-cell>
          <table:table-cell office:value-type="currency" office:value="10" table:formula="of:=[.E39]*[.B39]" table:style-name="ce9">
            <text:p>10.00 Kč</text:p>
          </table:table-cell>
          <table:table-cell table:style-name="ce9"/>
          <table:table-cell office:value-type="float" office:value="4" table:style-name="ce10">
            <text:p>4</text:p>
          </table:table-cell>
          <table:table-cell office:value-type="float" office:value="0" table:formula="of:=IF([.B39]-[.H39]&lt;0;0;[.B39]-[.H39])" table:style-name="ce10">
            <text:p>0</text:p>
          </table:table-cell>
          <table:table-cell table:style-name="ce1"/>
          <table:table-cell office:value-type="string" table:style-name="ce1">
            <text:p><text:a xlink:href="https://cz.mouser.com/ProductDetail/Nexperia/74AHC00PW-Q100J?qs=5XOdhvmYM0MxkByL6vy0aA%3D%3D">https://cz.mouser.com/ProductDetail/Nexperia/74AHC00PW-Q100J?qs=5XOdhvmYM0MxkByL6vy0aA%3D%3D</text:a></text:p>
          </table:table-cell>
          <table:table-cell table:number-columns-repeated="16373" table:style-name="ce1"/>
        </table:table-row>
        <table:table-row table:style-name="ro1">
          <table:table-cell table:style-name="ce12"/>
          <table:table-cell office:value-type="float" office:value="2" table:style-name="ce11">
            <text:p>2</text:p>
          </table:table-cell>
          <table:table-cell office:value-type="string" table:style-name="ce1">
            <text:p>AA4040LCGCK-AMT</text:p>
          </table:table-cell>
          <table:table-cell office:value-type="string" table:style-name="ce1">
            <text:p>Green side-view LED, PLCC2</text:p>
          </table:table-cell>
          <table:table-cell office:value-type="currency" office:value="16" table:style-name="ce8">
            <text:p>16.00 Kč</text:p>
          </table:table-cell>
          <table:table-cell office:value-type="currency" office:value="32" table:formula="of:=[.E40]*[.B40]" table:style-name="ce8">
            <text:p>32.00 Kč</text:p>
          </table:table-cell>
          <table:table-cell table:style-name="ce8"/>
          <table:table-cell office:value-type="float" office:value="7" table:style-name="ce10">
            <text:p>7</text:p>
          </table:table-cell>
          <table:table-cell office:value-type="float" office:value="0" table:formula="of:=IF([.B40]-[.H40]&lt;0;0;[.B40]-[.H40])" table:style-name="ce10">
            <text:p>0</text:p>
          </table:table-cell>
          <table:table-cell table:style-name="ce1"/>
          <table:table-cell office:value-type="string" table:style-name="ce23">
            <text:p><text:a xlink:href="https://cz.mouser.com/ProductDetail/Kingbright/AA4040LCGCK-AMT?qs=amGC7iS6iy%252B6P2%252BdTiLV9w%3D%3D">https://cz.mouser.com/ProductDetail/Kingbright/AA4040LCGCK-AMT?qs=amGC7iS6iy%252B6P2%252BdTiLV9w%3D%3D</text:a></text:p>
          </table:table-cell>
          <table:table-cell table:number-columns-repeated="16373" table:style-name="ce1"/>
        </table:table-row>
        <table:table-row table:style-name="ro1">
          <table:table-cell table:style-name="ce12"/>
          <table:table-cell office:value-type="float" office:value="1" table:style-name="ce11">
            <text:p>1</text:p>
          </table:table-cell>
          <table:table-cell office:value-type="string" table:style-name="ce12">
            <text:p>AA4040SESK</text:p>
          </table:table-cell>
          <table:table-cell office:value-type="string" table:style-name="ce1">
            <text:p>Orange side-view LED, PLCC2</text:p>
          </table:table-cell>
          <table:table-cell office:value-type="currency" office:value="11" table:style-name="ce8">
            <text:p>11.00 Kč</text:p>
          </table:table-cell>
          <table:table-cell office:value-type="currency" office:value="11" table:formula="of:=[.E41]*[.B41]" table:style-name="ce8">
            <text:p>11.00 Kč</text:p>
          </table:table-cell>
          <table:table-cell table:style-name="ce8"/>
          <table:table-cell office:value-type="float" office:value="9" table:style-name="ce10">
            <text:p>9</text:p>
          </table:table-cell>
          <table:table-cell office:value-type="float" office:value="0" table:formula="of:=IF([.B41]-[.H41]&lt;0;0;[.B41]-[.H41])" table:style-name="ce10">
            <text:p>0</text:p>
          </table:table-cell>
          <table:table-cell table:style-name="ce1"/>
          <table:table-cell office:value-type="string" table:style-name="ce1">
            <text:p><text:a xlink:href="https://cz.mouser.com/ProductDetail/Kingbright/AA4040SESK?qs=rY7msk5yxfakL8ejDgvfOw%3D%3D">https://cz.mouser.com/ProductDetail/Kingbright/AA4040SESK?qs=rY7msk5yxfakL8ejDgvfOw%3D%3D</text:a>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2">
            <text:p>VABO</text:p>
          </table:table-cell>
          <table:table-cell office:value-type="float" office:value="1" table:style-name="ce11">
            <text:p>1</text:p>
          </table:table-cell>
          <table:table-cell office:value-type="string" table:style-name="ce1">
            <text:p>ICD15S13E4GV00LF</text:p>
          </table:table-cell>
          <table:table-cell office:value-type="string" table:style-name="ce1">
            <text:p>VGA connector</text:p>
          </table:table-cell>
          <table:table-cell office:value-type="currency" office:value="35" table:style-name="ce8">
            <text:p>35.00 Kč</text:p>
          </table:table-cell>
          <table:table-cell office:value-type="currency" office:value="35" table:formula="of:=[.E42]*[.B42]" table:style-name="ce8">
            <text:p>35.00 Kč</text:p>
          </table:table-cell>
          <table:table-cell table:style-name="ce8"/>
          <table:table-cell office:value-type="float" office:value="1" table:style-name="ce10">
            <text:p>1</text:p>
          </table:table-cell>
          <table:table-cell office:value-type="float" office:value="0" table:formula="of:=IF([.B42]-[.H42]&lt;0;0;[.B42]-[.H42])" table:style-name="ce10">
            <text:p>0</text:p>
          </table:table-cell>
          <table:table-cell table:style-name="ce1"/>
          <table:table-cell office:value-type="string" table:style-name="ce1">
            <text:p><text:a xlink:href="https://cz.mouser.com/ProductDetail/Amphenol-FCI/ICD15S13E4GV00LF?qs=XRaITl65jntmDA26LPPFrA%3D%3D">https://cz.mouser.com/ProductDetail/Amphenol-FCI/ICD15S13E4GV00LF?qs=XRaITl65jntmDA26LPPFrA%3D%3D</text:a></text:p>
          </table:table-cell>
          <table:table-cell office:value-type="string" table:style-name="ce24">
            <text:p>https://www.tme.eu/cz/details/icd15s13e4gv00lf/zastrcky-a-zasuvky-d-sub/amphenol-communications-solutions/</text:p>
          </table:table-cell>
          <table:table-cell table:number-columns-repeated="16372"/>
        </table:table-row>
        <table:table-row table:style-name="ro1">
          <table:table-cell office:value-type="string" table:style-name="ce12">
            <text:p>VABO</text:p>
          </table:table-cell>
          <table:table-cell office:value-type="float" office:value="1" table:style-name="ce11">
            <text:p>1</text:p>
          </table:table-cell>
          <table:table-cell office:value-type="string" table:style-name="ce1">
            <text:p>W6100L</text:p>
          </table:table-cell>
          <table:table-cell office:value-type="string" table:style-name="ce1">
            <text:p>Wiznet hard-wired tcp/ip, LQFP48</text:p>
          </table:table-cell>
          <table:table-cell office:value-type="currency" office:value="99" table:style-name="ce8">
            <text:p>99.00 Kč</text:p>
          </table:table-cell>
          <table:table-cell office:value-type="currency" office:value="99" table:formula="of:=[.E43]*[.B43]" table:style-name="ce8">
            <text:p>99.00 Kč</text:p>
          </table:table-cell>
          <table:table-cell table:style-name="ce8"/>
          <table:table-cell office:value-type="float" office:value="1" table:style-name="ce10">
            <text:p>1</text:p>
          </table:table-cell>
          <table:table-cell office:value-type="float" office:value="0" table:formula="of:=IF([.B43]-[.H43]&lt;0;0;[.B43]-[.H43])" table:style-name="ce10">
            <text:p>0</text:p>
          </table:table-cell>
          <table:table-cell table:style-name="ce1"/>
          <table:table-cell office:value-type="string" table:style-name="ce1">
            <text:p><text:a xlink:href="https://cz.mouser.com/ProductDetail/WIZnet/W6100L?qs=pUKx8fyJudARLmbJE2EKlA%3D%3D">https://cz.mouser.com/ProductDetail/WIZnet/W6100L?qs=pUKx8fyJudARLmbJE2EKlA%3D%3D</text:a>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2">
            <text:p>VABO</text:p>
          </table:table-cell>
          <table:table-cell office:value-type="float" office:value="1" table:style-name="ce11">
            <text:p>1</text:p>
          </table:table-cell>
          <table:table-cell office:value-type="string" table:style-name="ce1">
            <text:p>RJMG1BD3B8K1ANR</text:p>
          </table:table-cell>
          <table:table-cell office:value-type="string" table:style-name="ce1">
            <text:p>RJ45 magjack</text:p>
          </table:table-cell>
          <table:table-cell office:value-type="currency" office:value="72" table:style-name="ce8">
            <text:p>72.00 Kč</text:p>
          </table:table-cell>
          <table:table-cell office:value-type="currency" office:value="72" table:formula="of:=[.E44]*[.B44]" table:style-name="ce8">
            <text:p>72.00 Kč</text:p>
          </table:table-cell>
          <table:table-cell table:style-name="ce8"/>
          <table:table-cell office:value-type="float" office:value="1" table:style-name="ce10">
            <text:p>1</text:p>
          </table:table-cell>
          <table:table-cell office:value-type="float" office:value="0" table:formula="of:=IF([.B44]-[.H44]&lt;0;0;[.B44]-[.H44])" table:style-name="ce10">
            <text:p>0</text:p>
          </table:table-cell>
          <table:table-cell table:style-name="ce1"/>
          <table:table-cell office:value-type="string" table:style-name="ce1">
            <text:p><text:a xlink:href="https://cz.mouser.com/ProductDetail/WIZnet/W6100L?qs=pUKx8fyJudARLmbJE2EKlA%3D%3D">https://cz.mouser.com/ProductDetail/WIZnet/W6100L?qs=pUKx8fyJudARLmbJE2EKlA%3D%3D</text:a></text:p>
          </table:table-cell>
          <table:table-cell office:value-type="string" table:style-name="ce24">
            <text:p>https://www.tme.eu/cz/details/rjmg1bd3b8k1anr/konektory-rj/amphenol-communications-solutions/</text:p>
          </table:table-cell>
          <table:table-cell table:number-columns-repeated="16372"/>
        </table:table-row>
        <table:table-row table:style-name="ro1">
          <table:table-cell table:style-name="ce12"/>
          <table:table-cell office:value-type="float" office:value="1" table:style-name="ce11">
            <text:p>1</text:p>
          </table:table-cell>
          <table:table-cell office:value-type="string" table:style-name="ce7">
            <text:p>CMS-28528N-L152</text:p>
          </table:table-cell>
          <table:table-cell office:value-type="string" table:style-name="ce1">
            <text:p>speaker (small round)</text:p>
          </table:table-cell>
          <table:table-cell office:value-type="currency" office:value="83" table:style-name="ce8">
            <text:p>83.00 Kč</text:p>
          </table:table-cell>
          <table:table-cell office:value-type="currency" office:value="83" table:formula="of:=[.E45]*[.B45]" table:style-name="ce8">
            <text:p>83.00 Kč</text:p>
          </table:table-cell>
          <table:table-cell table:style-name="ce8"/>
          <table:table-cell office:value-type="float" office:value="1" table:style-name="ce10">
            <text:p>1</text:p>
          </table:table-cell>
          <table:table-cell office:value-type="float" office:value="0" table:formula="of:=IF([.B45]-[.H45]&lt;0;0;[.B45]-[.H45])" table:style-name="ce10">
            <text:p>0</text:p>
          </table:table-cell>
          <table:table-cell table:style-name="ce1"/>
          <table:table-cell office:value-type="string" table:style-name="ce24">
            <text:p><text:a xlink:href="https://cz.mouser.com/ProductDetail/CUI-Devices/CMS-28528N-L152?qs=Jwe3UnxISIZQi8VPnU78jQ%3D%3D">https://cz.mouser.com/ProductDetail/CUI-Devices/CMS-28528N-L152?qs=Jwe3UnxISIZQi8VPnU78jQ%3D%3D</text:a>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2">
            <text:p>VABO</text:p>
          </table:table-cell>
          <table:table-cell office:value-type="float" office:value="1" table:style-name="ce11">
            <text:p>1</text:p>
          </table:table-cell>
          <table:table-cell office:value-type="string" table:style-name="ce1">
            <text:p>DS1021-2*10SF11-B</text:p>
          </table:table-cell>
          <table:table-cell office:value-type="string" table:style-name="ce1">
            <text:p>Pin-header 2x10p</text:p>
          </table:table-cell>
          <table:table-cell office:value-type="currency" office:value="4.3" table:style-name="ce8">
            <text:p>4.30 Kč</text:p>
          </table:table-cell>
          <table:table-cell office:value-type="currency" office:value="4.3" table:formula="of:=[.E46]*[.B46]" table:style-name="ce8">
            <text:p>4.30 Kč</text:p>
          </table:table-cell>
          <table:table-cell table:style-name="ce8"/>
          <table:table-cell office:value-type="float" office:value="8" table:style-name="ce10">
            <text:p>8</text:p>
          </table:table-cell>
          <table:table-cell office:value-type="float" office:value="0" table:formula="of:=IF([.B46]-[.H46]&lt;0;0;[.B46]-[.H46])" table:style-name="ce10">
            <text:p>0</text:p>
          </table:table-cell>
          <table:table-cell table:style-name="ce1"/>
          <table:table-cell office:value-type="string" table:style-name="ce24">
            <text:p><text:a xlink:href="https://www.tme.eu/cz/details/zl202-20g/konektory-hrebinky/connfly/ds1021-2-10sf11-b/">https://www.tme.eu/cz/details/zl202-20g/konektory-hrebinky/connfly/ds1021-2-10sf11-b/</text:a>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2">
            <text:p>VABO</text:p>
          </table:table-cell>
          <table:table-cell office:value-type="float" office:value="1" table:style-name="ce11">
            <text:p>1</text:p>
          </table:table-cell>
          <table:table-cell office:value-type="string" table:style-name="ce1">
            <text:p>LM4890MX/NOPB</text:p>
          </table:table-cell>
          <table:table-cell office:value-type="string" table:style-name="ce1">
            <text:p>audio amp 1W</text:p>
          </table:table-cell>
          <table:table-cell office:value-type="currency" office:value="33" table:style-name="ce8">
            <text:p>33.00 Kč</text:p>
          </table:table-cell>
          <table:table-cell office:value-type="currency" office:value="33" table:formula="of:=[.E47]*[.B47]" table:style-name="ce8">
            <text:p>33.00 Kč</text:p>
          </table:table-cell>
          <table:table-cell table:style-name="ce8"/>
          <table:table-cell office:value-type="float" office:value="1" table:style-name="ce10">
            <text:p>1</text:p>
          </table:table-cell>
          <table:table-cell office:value-type="float" office:value="0" table:formula="of:=IF([.B47]-[.H47]&lt;0;0;[.B47]-[.H47])" table:style-name="ce10">
            <text:p>0</text:p>
          </table:table-cell>
          <table:table-cell table:style-name="ce1"/>
          <table:table-cell office:value-type="string" table:style-name="ce1">
            <text:p><text:a xlink:href="https://cz.mouser.com/ProductDetail/Texas-Instruments/LM4890MX-NOPB?qs=QbsRYf82W3Fh0LrOOJ2vSA%3D%3D">https://cz.mouser.com/ProductDetail/Texas-Instruments/LM4890MX-NOPB?qs=QbsRYf82W3Fh0LrOOJ2vSA%3D%3D</text:a></text:p>
          </table:table-cell>
          <table:table-cell table:style-name="ce24"/>
          <table:table-cell table:number-columns-repeated="16372"/>
        </table:table-row>
        <table:table-row table:style-name="ro1">
          <table:table-cell office:value-type="string" table:style-name="ce12">
            <text:p>VABO</text:p>
          </table:table-cell>
          <table:table-cell office:value-type="float" office:value="1" table:style-name="ce11">
            <text:p>1</text:p>
          </table:table-cell>
          <table:table-cell office:value-type="string" table:style-name="ce1">
            <text:p>PTS645VM13SMTR92 LFS</text:p>
          </table:table-cell>
          <table:table-cell office:value-type="string" table:style-name="ce1">
            <text:p>Mikrospínač TACT; SPST-NO; pol: 2; 0,05A/12VDC; úhlové,THT??; není</text:p>
          </table:table-cell>
          <table:table-cell office:value-type="currency" office:value="10" table:style-name="ce8">
            <text:p>10.00 Kč</text:p>
          </table:table-cell>
          <table:table-cell office:value-type="currency" office:value="10" table:formula="of:=[.E48]*[.B48]" table:style-name="ce8">
            <text:p>10.00 Kč</text:p>
          </table:table-cell>
          <table:table-cell table:style-name="ce8"/>
          <table:table-cell office:value-type="float" office:value="9" table:style-name="ce10">
            <text:p>9</text:p>
          </table:table-cell>
          <table:table-cell office:value-type="float" office:value="0" table:formula="of:=IF([.B48]-[.H48]&lt;0;0;[.B48]-[.H48])" table:style-name="ce10">
            <text:p>0</text:p>
          </table:table-cell>
          <table:table-cell table:style-name="ce1"/>
          <table:table-cell office:value-type="string" table:style-name="ce23">
            <text:p>https://www.tme.eu/cz/details/pts645vm13smtr92/mikrospinace-tact/c-k/pts645vm13smtr92-lfs/</text:p>
          </table:table-cell>
          <table:table-cell office:value-type="string" table:style-name="ce1">
            <text:p><text:a xlink:href="https://cz.mouser.com/ProductDetail/CK/PTS645VM13SMTR92LFS?qs=%252B1mt6%252Bz2kvyajIXwbqsx1g%3D%3D">https://cz.mouser.com/ProductDetail/CK/PTS645VM13SMTR92LFS?qs=%252B1mt6%252Bz2kvyajIXwbqsx1g%3D%3D</text:a></text:p>
          </table:table-cell>
          <table:table-cell table:number-columns-repeated="16372"/>
        </table:table-row>
        <table:table-row table:style-name="ro1">
          <table:table-cell office:value-type="string" table:style-name="ce12">
            <text:p>VABO</text:p>
          </table:table-cell>
          <table:table-cell office:value-type="float" office:value="1" table:style-name="ce11">
            <text:p>1</text:p>
          </table:table-cell>
          <table:table-cell office:value-type="string" table:style-name="ce1">
            <text:p>CRCW251210M0JNTHBC</text:p>
          </table:table-cell>
          <table:table-cell office:value-type="string" table:style-name="ce1">
            <text:p>Rezistor: thick film; SMD; 2512; 10MΩ; 1W; ±5%; -55÷155°C; 200ppm/°C</text:p>
          </table:table-cell>
          <table:table-cell office:value-type="currency" office:value="2.2999999999999998" table:style-name="ce8">
            <text:p>2.30 Kč</text:p>
          </table:table-cell>
          <table:table-cell office:value-type="currency" office:value="2.2999999999999998" table:formula="of:=[.E49]*[.B49]" table:style-name="ce8">
            <text:p>2.30 Kč</text:p>
          </table:table-cell>
          <table:table-cell table:style-name="ce8"/>
          <table:table-cell table:style-name="ce10"/>
          <table:table-cell office:value-type="float" office:value="1" table:formula="of:=IF([.B49]-[.H49]&lt;0;0;[.B49]-[.H49])" table:style-name="ce20">
            <text:p>1</text:p>
          </table:table-cell>
          <table:table-cell table:style-name="ce1"/>
          <table:table-cell office:value-type="string" table:style-name="ce1">
            <text:p><text:a xlink:href="https://www.tme.eu/cz/details/crcw251210m0jnthbc/rezistory-smd/vishay/">https://www.tme.eu/cz/details/crcw251210m0jnthbc/rezistory-smd/vishay/</text:a></text:p>
          </table:table-cell>
          <table:table-cell table:number-columns-repeated="16373"/>
        </table:table-row>
        <table:table-row table:style-name="ro1">
          <table:table-cell office:value-type="string" table:style-name="ce12">
            <text:p>VABO</text:p>
          </table:table-cell>
          <table:table-cell office:value-type="float" office:value="1" table:style-name="ce11">
            <text:p>1</text:p>
          </table:table-cell>
          <table:table-cell office:value-type="string" table:style-name="ce1">
            <text:p>1206B102K202CT</text:p>
          </table:table-cell>
          <table:table-cell office:value-type="string" table:style-name="ce1">
            <text:p>Kondenzátor: keramický; 1nF; 2kV; X7R; ±10%; SMD; 1206; 1,25mm</text:p>
          </table:table-cell>
          <table:table-cell office:value-type="currency" office:value="3" table:style-name="ce8">
            <text:p>3.00 Kč</text:p>
          </table:table-cell>
          <table:table-cell office:value-type="currency" office:value="3" table:formula="of:=[.E50]*[.B50]" table:style-name="ce8">
            <text:p>3.00 Kč</text:p>
          </table:table-cell>
          <table:table-cell table:style-name="ce8"/>
          <table:table-cell table:style-name="ce10"/>
          <table:table-cell office:value-type="float" office:value="1" table:formula="of:=IF([.B50]-[.H50]&lt;0;0;[.B50]-[.H50])" table:style-name="ce20">
            <text:p>1</text:p>
          </table:table-cell>
          <table:table-cell table:style-name="ce1"/>
          <table:table-cell office:value-type="string" table:style-name="ce1">
            <text:p><text:a xlink:href="https://www.tme.eu/cz/details/1206b102k202/kondenzatory-mlcc-smd/walsin/1206b102k202ct/">https://www.tme.eu/cz/details/1206b102k202/kondenzatory-mlcc-smd/walsin/1206b102k202ct/</text:a>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ain</text:p>
          </table:table-cell>
          <table:table-cell office:value-type="float" office:value="0" table:style-name="ce11">
            <text:p>0</text:p>
          </table:table-cell>
          <table:table-cell office:value-type="string" table:style-name="ce1">
            <text:p>EVQ-PUL02K</text:p>
          </table:table-cell>
          <table:table-cell office:value-type="string" table:style-name="ce1">
            <text:p>pushbutton</text:p>
          </table:table-cell>
          <table:table-cell office:value-type="currency" office:value="14" table:style-name="ce8">
            <text:p>14.00 Kč</text:p>
          </table:table-cell>
          <table:table-cell office:value-type="currency" office:value="0" table:formula="of:=[.E51]*[.B51]" table:style-name="ce8">
            <text:p>0.00 Kč</text:p>
          </table:table-cell>
          <table:table-cell table:style-name="ce8"/>
          <table:table-cell office:value-type="float" office:value="1" table:style-name="ce1">
            <text:p>1</text:p>
          </table:table-cell>
          <table:table-cell office:value-type="float" office:value="0" table:formula="of:=IF([.B51]-[.H51]&lt;0;0;[.B51]-[.H51])" table:style-name="ce10">
            <text:p>0</text:p>
          </table:table-cell>
          <table:table-cell table:style-name="ce1"/>
          <table:table-cell office:value-type="string" table:style-name="ce1">
            <text:p><text:a xlink:href="https://cz.mouser.com/ProductDetail/Panasonic/EVQ-PUL02K?qs=m7HfDvvzlLb0VFxnw%2FUN1w%3D%3D">https://cz.mouser.com/ProductDetail/Panasonic/EVQ-PUL02K?qs=m7HfDvvzlLb0VFxnw%2FUN1w%3D%3D</text:a></text:p>
          </table:table-cell>
          <table:table-cell table:number-columns-repeated="16373"/>
        </table:table-row>
        <table:table-row table:style-name="ro1">
          <table:table-cell table:style-name="ce1"/>
          <table:table-cell office:value-type="float" office:value="1" table:style-name="ce11">
            <text:p>1</text:p>
          </table:table-cell>
          <table:table-cell office:value-type="string" table:style-name="ce1">
            <text:p>1825058-1TE CONNECTIVITY</text:p>
          </table:table-cell>
          <table:table-cell office:value-type="string" table:style-name="ce1">
            <text:p>DIP-2 switch</text:p>
          </table:table-cell>
          <table:table-cell office:value-type="currency" office:value="19" table:style-name="ce8">
            <text:p>19.00 Kč</text:p>
          </table:table-cell>
          <table:table-cell office:value-type="currency" office:value="19" table:formula="of:=[.E52]*[.B52]" table:style-name="ce8">
            <text:p>19.00 Kč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formula="of:=IF([.B52]-[.H52]&lt;0;0;[.B52]-[.H52])" table:style-name="ce25">
            <text:p>1</text:p>
          </table:table-cell>
          <table:table-cell table:style-name="ce1"/>
          <table:table-cell office:value-type="string" table:style-name="ce1">
            <text:p>https://www.tme.eu/cz/details/1825058-1/prepinace-dip-switch/te-connectivity/</text:p>
          </table:table-cell>
          <table:table-cell table:number-columns-repeated="16373"/>
        </table:table-row>
        <table:table-row table:style-name="ro1">
          <table:table-cell table:style-name="ce1"/>
          <table:table-cell office:value-type="float" office:value="1" table:style-name="ce6">
            <text:p>1</text:p>
          </table:table-cell>
          <table:table-cell office:value-type="string" table:style-name="ce1">
            <text:p>DS1013-20SSIB1-B-0 CONNFLY</text:p>
          </table:table-cell>
          <table:table-cell office:value-type="string" table:style-name="ce26">
            <text:p>Zásuvka; IDC; vidlice; PIN: 20; přímý; THT; zlacený; 2,54mm</text:p>
          </table:table-cell>
          <table:table-cell office:value-type="currency" office:value="9.3000000000000007" table:style-name="ce8">
            <text:p>9.30 Kč</text:p>
          </table:table-cell>
          <table:table-cell office:value-type="currency" office:value="9.3000000000000007" table:formula="of:=[.E53]*[.B53]" table:style-name="ce8">
            <text:p>9.30 Kč</text:p>
          </table:table-cell>
          <table:table-cell table:style-name="ce8"/>
          <table:table-cell office:value-type="float" office:value="0" table:style-name="ce1">
            <text:p>0</text:p>
          </table:table-cell>
          <table:table-cell office:value-type="float" office:value="1" table:formula="of:=IF([.B53]-[.H53]&lt;0;0;[.B53]-[.H53])" table:style-name="ce25">
            <text:p>1</text:p>
          </table:table-cell>
          <table:table-cell table:style-name="ce1"/>
          <table:table-cell office:value-type="string" table:style-name="ce1">
            <text:p>https://www.tme.eu/cz/details/zl231-20pg/konektory-idc/connfly/ds1013-20ssib1-b-0/</text:p>
          </table:table-cell>
          <table:table-cell table:number-columns-repeated="16373"/>
        </table:table-row>
        <table:table-row table:style-name="ro1">
          <table:table-cell table:style-name="ce1"/>
          <table:table-cell office:value-type="float" office:value="1" table:style-name="ce6">
            <text:p>1</text:p>
          </table:table-cell>
          <table:table-cell office:value-type="string" table:style-name="ce1">
            <text:p>826631-2 TE CONNECTIVITY</text:p>
          </table:table-cell>
          <table:table-cell office:value-type="string" table:style-name="ce26">
            <text:p>lezaty pin hdr: Kolíková lišta; kolíkové; AMPMODU MOD II; vidlice; PIN: 2; 2,54mm</text:p>
          </table:table-cell>
          <table:table-cell office:value-type="currency" office:value="6.2" table:style-name="ce8">
            <text:p>6.20 Kč</text:p>
          </table:table-cell>
          <table:table-cell office:value-type="currency" office:value="6.2" table:formula="of:=[.E54]*[.B54]" table:style-name="ce8">
            <text:p>6.20 Kč</text:p>
          </table:table-cell>
          <table:table-cell table:style-name="ce8"/>
          <table:table-cell office:value-type="float" office:value="0" table:style-name="ce1">
            <text:p>0</text:p>
          </table:table-cell>
          <table:table-cell office:value-type="float" office:value="1" table:formula="of:=IF([.B54]-[.H54]&lt;0;0;[.B54]-[.H54])" table:style-name="ce25">
            <text:p>1</text:p>
          </table:table-cell>
          <table:table-cell table:style-name="ce1"/>
          <table:table-cell office:value-type="string" table:style-name="ce1">
            <text:p>https://www.tme.eu/cz/details/826631-2/konektory-hrebinky/te-connectivity/</text:p>
          </table:table-cell>
          <table:table-cell table:number-columns-repeated="16373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table:number-columns-repeated="5" table:style-name="ce1"/>
          <table:table-cell office:value-type="float" office:value="2778.5200000000004" table:formula="of:=SUM([.F2:.F56])" table:style-name="ce1">
            <text:p>2778.52</text:p>
          </table:table-cell>
          <table:table-cell table:style-name="ce1"/>
          <table:table-cell table:number-columns-repeated="2" table:style-name="ce10"/>
          <table:table-cell table:number-columns-repeated="16375" table:style-name="ce1"/>
        </table:table-row>
        <table:table-row table:number-rows-repeated="104851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styles>
    <number:number-style style:name="N0">
      <number:number number:min-integer-digits="1"/>
    </number:number-style>
    <number:currency-style style:name="N36P0" number:language="cs" number:country="CZ">
      <number:number number:decimal-places="2" number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36" number:language="cs" number:country="CZ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36P0"/>
    </number:currency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Stránka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924</meta:generator>
    <dc:creator>Sýkora, Jaroslav (ADV D EU CZ PDS1 SIO 2)</dc:creator>
    <meta:creation-date>2023-04-15T19:39:52Z</meta:creation-date>
    <dc:date>2024-01-05T14:55:32Z</dc:date>
    <meta:editing-cycles>68</meta:editing-cycles>
    <meta:editing-duration>PT0S</meta:editing-duration>
    <meta:user-defined meta:name="Document_Confidentiality">Restricted</meta:user-defined>
    <meta:user-defined meta:name="MSIP_Label_9d258917-277f-42cd-a3cd-14c4e9ee58bc_ActionId">db1afdc1-24cb-416c-abd0-77a212007406</meta:user-defined>
    <meta:user-defined meta:name="MSIP_Label_9d258917-277f-42cd-a3cd-14c4e9ee58bc_ContentBits">0</meta:user-defined>
    <meta:user-defined meta:name="MSIP_Label_9d258917-277f-42cd-a3cd-14c4e9ee58bc_Enabled">true</meta:user-defined>
    <meta:user-defined meta:name="MSIP_Label_9d258917-277f-42cd-a3cd-14c4e9ee58bc_Method">Standard</meta:user-defined>
    <meta:user-defined meta:name="MSIP_Label_9d258917-277f-42cd-a3cd-14c4e9ee58bc_Name">restricted</meta:user-defined>
    <meta:user-defined meta:name="MSIP_Label_9d258917-277f-42cd-a3cd-14c4e9ee58bc_SetDate">2023-04-18T16:13:25Z</meta:user-defined>
    <meta:user-defined meta:name="MSIP_Label_9d258917-277f-42cd-a3cd-14c4e9ee58bc_SiteId">38ae3bcd-9579-4fd4-adda-b42e1495d55a</meta:user-defined>
  </office:meta>
</office:document-meta>
</file>